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DejaVu Sans" style:font-name-asian="DejaVu Sans" style:font-name-complex="DejaVu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DejaVu Sans" style:font-name-asian="DejaVu Sans" style:font-name-complex="DejaVu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x*y- m*<text:span text:style-name="T2">x̅*y̅</text:span></text:p>
          </table:table-cell>
          <table:table-cell office:value-type="string" table:style-name="ce1">
            <text:p>X<text:span text:style-name="T3">2 –</text:span><text:s/>m*<text:span text:style-name="T2">x̅</text:span><text:span text:style-name="T4">2</text:span>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8" table:formula="of:=[.A2]*RANDBETWEEN(6;8)+RANDBETWEEN(10;12)" table:style-name="ce1">
            <text:p>18</text:p>
          </table:table-cell>
          <table:table-cell table:style-name="ce1"/>
          <table:table-cell office:value-type="float" office:value="18" table:formula="of:=[.A2]*[.B2]" table:style-name="ce1">
            <text:p>18</text:p>
          </table:table-cell>
          <table:table-cell office:value-type="float" office:value="1" table:formula="of:=POWER([.A2];2)" table:style-name="ce1">
            <text:p>1</text:p>
          </table:table-cell>
          <table:table-cell table:style-name="ce1"/>
          <table:table-cell office:value-type="float" office:value="18" table:formula="of:=[.A2]*[.B2]" table:style-name="ce1">
            <text:p>18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6" table:formula="of:=[.A3]*RANDBETWEEN(6;8)+RANDBETWEEN(10;12)" table:style-name="ce1">
            <text:p>26</text:p>
          </table:table-cell>
          <table:table-cell table:style-name="ce1"/>
          <table:table-cell office:value-type="float" office:value="52" table:formula="of:=[.A3]*[.B3]" table:style-name="ce1">
            <text:p>52</text:p>
          </table:table-cell>
          <table:table-cell office:value-type="float" office:value="4" table:formula="of:=POWER([.A3];2)" table:style-name="ce1">
            <text:p>4</text:p>
          </table:table-cell>
          <table:table-cell table:style-name="ce1"/>
          <table:table-cell office:value-type="float" office:value="52" table:formula="of:=[.A3]*[.B3]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6" table:formula="of:=[.A4]*RANDBETWEEN(6;8)+RANDBETWEEN(10;12)" table:style-name="ce1">
            <text:p>36</text:p>
          </table:table-cell>
          <table:table-cell table:style-name="ce1"/>
          <table:table-cell office:value-type="float" office:value="108" table:formula="of:=[.A4]*[.B4]" table:style-name="ce1">
            <text:p>108</text:p>
          </table:table-cell>
          <table:table-cell office:value-type="float" office:value="9" table:formula="of:=POWER([.A4];2)" table:style-name="ce1">
            <text:p>9</text:p>
          </table:table-cell>
          <table:table-cell table:style-name="ce1"/>
          <table:table-cell office:value-type="float" office:value="108" table:formula="of:=[.A4]*[.B4]" table:style-name="ce1">
            <text:p>108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35" table:formula="of:=[.A5]*RANDBETWEEN(6;8)+RANDBETWEEN(10;12)" table:style-name="ce1">
            <text:p>35</text:p>
          </table:table-cell>
          <table:table-cell table:style-name="ce1"/>
          <table:table-cell office:value-type="float" office:value="140" table:formula="of:=[.A5]*[.B5]" table:style-name="ce1">
            <text:p>140</text:p>
          </table:table-cell>
          <table:table-cell office:value-type="float" office:value="16" table:formula="of:=POWER([.A5];2)" table:style-name="ce1">
            <text:p>16</text:p>
          </table:table-cell>
          <table:table-cell table:style-name="ce1"/>
          <table:table-cell office:value-type="float" office:value="140" table:formula="of:=[.A5]*[.B5]" table:style-name="ce1">
            <text:p>140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6" table:formula="of:=[.A6]*RANDBETWEEN(6;8)+RANDBETWEEN(10;12)" table:style-name="ce1">
            <text:p>46</text:p>
          </table:table-cell>
          <table:table-cell table:style-name="ce1"/>
          <table:table-cell office:value-type="float" office:value="230" table:formula="of:=[.A6]*[.B6]" table:style-name="ce1">
            <text:p>230</text:p>
          </table:table-cell>
          <table:table-cell office:value-type="float" office:value="25" table:formula="of:=POWER([.A6];2)" table:style-name="ce1">
            <text:p>25</text:p>
          </table:table-cell>
          <table:table-cell table:style-name="ce1"/>
          <table:table-cell office:value-type="float" office:value="230" table:formula="of:=[.A6]*[.B6]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58" table:formula="of:=[.A7]*RANDBETWEEN(6;8)+RANDBETWEEN(10;12)" table:style-name="ce1">
            <text:p>58</text:p>
          </table:table-cell>
          <table:table-cell table:style-name="ce1"/>
          <table:table-cell office:value-type="float" office:value="348" table:formula="of:=[.A7]*[.B7]" table:style-name="ce1">
            <text:p>348</text:p>
          </table:table-cell>
          <table:table-cell office:value-type="float" office:value="36" table:formula="of:=POWER([.A7];2)" table:style-name="ce1">
            <text:p>36</text:p>
          </table:table-cell>
          <table:table-cell table:style-name="ce1"/>
          <table:table-cell office:value-type="float" office:value="348" table:formula="of:=[.A7]*[.B7]" table:style-name="ce1">
            <text:p>348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67" table:formula="of:=[.A8]*RANDBETWEEN(6;8)+RANDBETWEEN(10;12)" table:style-name="ce1">
            <text:p>67</text:p>
          </table:table-cell>
          <table:table-cell table:style-name="ce1"/>
          <table:table-cell office:value-type="float" office:value="469" table:formula="of:=[.A8]*[.B8]" table:style-name="ce1">
            <text:p>469</text:p>
          </table:table-cell>
          <table:table-cell office:value-type="float" office:value="49" table:formula="of:=POWER([.A8];2)" table:style-name="ce1">
            <text:p>49</text:p>
          </table:table-cell>
          <table:table-cell table:style-name="ce1"/>
          <table:table-cell office:value-type="float" office:value="469" table:formula="of:=[.A8]*[.B8]" table:style-name="ce1">
            <text:p>469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76" table:formula="of:=[.A9]*RANDBETWEEN(6;8)+RANDBETWEEN(10;12)" table:style-name="ce1">
            <text:p>76</text:p>
          </table:table-cell>
          <table:table-cell table:style-name="ce1"/>
          <table:table-cell office:value-type="float" office:value="608" table:formula="of:=[.A9]*[.B9]" table:style-name="ce1">
            <text:p>608</text:p>
          </table:table-cell>
          <table:table-cell office:value-type="float" office:value="64" table:formula="of:=POWER([.A9];2)" table:style-name="ce1">
            <text:p>64</text:p>
          </table:table-cell>
          <table:table-cell table:style-name="ce1"/>
          <table:table-cell office:value-type="float" office:value="608" table:formula="of:=[.A9]*[.B9]" table:style-name="ce1">
            <text:p>608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73" table:formula="of:=[.A10]*RANDBETWEEN(6;8)+RANDBETWEEN(10;12)" table:style-name="ce1">
            <text:p>73</text:p>
          </table:table-cell>
          <table:table-cell table:style-name="ce1"/>
          <table:table-cell office:value-type="float" office:value="657" table:formula="of:=[.A10]*[.B10]" table:style-name="ce1">
            <text:p>657</text:p>
          </table:table-cell>
          <table:table-cell office:value-type="float" office:value="81" table:formula="of:=POWER([.A10];2)" table:style-name="ce1">
            <text:p>81</text:p>
          </table:table-cell>
          <table:table-cell table:style-name="ce1"/>
          <table:table-cell office:value-type="float" office:value="657" table:formula="of:=[.A10]*[.B10]" table:style-name="ce1">
            <text:p>657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82" table:formula="of:=[.A11]*RANDBETWEEN(6;8)+RANDBETWEEN(10;12)" table:style-name="ce1">
            <text:p>82</text:p>
          </table:table-cell>
          <table:table-cell table:style-name="ce1"/>
          <table:table-cell office:value-type="float" office:value="820" table:formula="of:=[.A11]*[.B11]" table:style-name="ce1">
            <text:p>820</text:p>
          </table:table-cell>
          <table:table-cell office:value-type="float" office:value="100" table:formula="of:=POWER([.A11];2)" table:style-name="ce1">
            <text:p>100</text:p>
          </table:table-cell>
          <table:table-cell table:style-name="ce1"/>
          <table:table-cell office:value-type="float" office:value="820" table:formula="of:=[.A11]*[.B11]" table:style-name="ce1">
            <text:p>820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76" table:formula="of:=[.A12]*RANDBETWEEN(6;8)+RANDBETWEEN(10;12)" table:style-name="ce1">
            <text:p>76</text:p>
          </table:table-cell>
          <table:table-cell table:style-name="ce1"/>
          <table:table-cell office:value-type="float" office:value="836" table:formula="of:=[.A12]*[.B12]" table:style-name="ce1">
            <text:p>836</text:p>
          </table:table-cell>
          <table:table-cell office:value-type="float" office:value="121" table:formula="of:=POWER([.A12];2)" table:style-name="ce1">
            <text:p>121</text:p>
          </table:table-cell>
          <table:table-cell table:style-name="ce1"/>
          <table:table-cell office:value-type="float" office:value="836" table:formula="of:=[.A12]*[.B12]" table:style-name="ce1">
            <text:p>836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96" table:formula="of:=[.A13]*RANDBETWEEN(6;8)+RANDBETWEEN(10;12)" table:style-name="ce1">
            <text:p>96</text:p>
          </table:table-cell>
          <table:table-cell table:style-name="ce1"/>
          <table:table-cell office:value-type="float" office:value="1152" table:formula="of:=[.A13]*[.B13]" table:style-name="ce1">
            <text:p>1152</text:p>
          </table:table-cell>
          <table:table-cell office:value-type="float" office:value="144" table:formula="of:=POWER([.A13];2)" table:style-name="ce1">
            <text:p>144</text:p>
          </table:table-cell>
          <table:table-cell table:style-name="ce1"/>
          <table:table-cell office:value-type="float" office:value="1152" table:formula="of:=[.A13]*[.B13]" table:style-name="ce1">
            <text:p>1152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90" table:formula="of:=[.A14]*RANDBETWEEN(6;8)+RANDBETWEEN(10;12)" table:style-name="ce1">
            <text:p>90</text:p>
          </table:table-cell>
          <table:table-cell table:style-name="ce1"/>
          <table:table-cell office:value-type="float" office:value="1170" table:formula="of:=[.A14]*[.B14]" table:style-name="ce1">
            <text:p>1170</text:p>
          </table:table-cell>
          <table:table-cell office:value-type="float" office:value="169" table:formula="of:=POWER([.A14];2)" table:style-name="ce1">
            <text:p>169</text:p>
          </table:table-cell>
          <table:table-cell table:style-name="ce1"/>
          <table:table-cell office:value-type="float" office:value="1170" table:formula="of:=[.A14]*[.B14]" table:style-name="ce1">
            <text:p>1170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95" table:formula="of:=[.A15]*RANDBETWEEN(6;8)+RANDBETWEEN(10;12)" table:style-name="ce1">
            <text:p>95</text:p>
          </table:table-cell>
          <table:table-cell table:style-name="ce1"/>
          <table:table-cell office:value-type="float" office:value="1330" table:formula="of:=[.A15]*[.B15]" table:style-name="ce1">
            <text:p>1330</text:p>
          </table:table-cell>
          <table:table-cell office:value-type="float" office:value="196" table:formula="of:=POWER([.A15];2)" table:style-name="ce1">
            <text:p>196</text:p>
          </table:table-cell>
          <table:table-cell table:style-name="ce1"/>
          <table:table-cell office:value-type="float" office:value="1330" table:formula="of:=[.A15]*[.B15]" table:style-name="ce1">
            <text:p>1330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00" table:formula="of:=[.A16]*RANDBETWEEN(6;8)+RANDBETWEEN(10;12)" table:style-name="ce1">
            <text:p>100</text:p>
          </table:table-cell>
          <table:table-cell table:style-name="ce1"/>
          <table:table-cell office:value-type="float" office:value="1500" table:formula="of:=[.A16]*[.B16]" table:style-name="ce1">
            <text:p>1500</text:p>
          </table:table-cell>
          <table:table-cell office:value-type="float" office:value="225" table:formula="of:=POWER([.A16];2)" table:style-name="ce1">
            <text:p>225</text:p>
          </table:table-cell>
          <table:table-cell table:style-name="ce1"/>
          <table:table-cell office:value-type="float" office:value="1500" table:formula="of:=[.A16]*[.B16]" table:style-name="ce1">
            <text:p>1500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08" table:formula="of:=[.A17]*RANDBETWEEN(6;8)+RANDBETWEEN(10;12)" table:style-name="ce1">
            <text:p>108</text:p>
          </table:table-cell>
          <table:table-cell table:style-name="ce1"/>
          <table:table-cell office:value-type="float" office:value="1728" table:formula="of:=[.A17]*[.B17]" table:style-name="ce1">
            <text:p>1728</text:p>
          </table:table-cell>
          <table:table-cell office:value-type="float" office:value="256" table:formula="of:=POWER([.A17];2)" table:style-name="ce1">
            <text:p>256</text:p>
          </table:table-cell>
          <table:table-cell table:style-name="ce1"/>
          <table:table-cell office:value-type="float" office:value="1728" table:formula="of:=[.A17]*[.B17]" table:style-name="ce1">
            <text:p>1728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30" table:formula="of:=[.A18]*RANDBETWEEN(6;8)+RANDBETWEEN(10;12)" table:style-name="ce1">
            <text:p>130</text:p>
          </table:table-cell>
          <table:table-cell table:style-name="ce1"/>
          <table:table-cell office:value-type="float" office:value="2210" table:formula="of:=[.A18]*[.B18]" table:style-name="ce1">
            <text:p>2210</text:p>
          </table:table-cell>
          <table:table-cell office:value-type="float" office:value="289" table:formula="of:=POWER([.A18];2)" table:style-name="ce1">
            <text:p>289</text:p>
          </table:table-cell>
          <table:table-cell table:style-name="ce1"/>
          <table:table-cell office:value-type="float" office:value="2210" table:formula="of:=[.A18]*[.B18]" table:style-name="ce1">
            <text:p>2210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36" table:formula="of:=[.A19]*RANDBETWEEN(6;8)+RANDBETWEEN(10;12)" table:style-name="ce1">
            <text:p>136</text:p>
          </table:table-cell>
          <table:table-cell table:style-name="ce1"/>
          <table:table-cell office:value-type="float" office:value="2448" table:formula="of:=[.A19]*[.B19]" table:style-name="ce1">
            <text:p>2448</text:p>
          </table:table-cell>
          <table:table-cell office:value-type="float" office:value="324" table:formula="of:=POWER([.A19];2)" table:style-name="ce1">
            <text:p>324</text:p>
          </table:table-cell>
          <table:table-cell table:style-name="ce1"/>
          <table:table-cell office:value-type="float" office:value="2448" table:formula="of:=[.A19]*[.B19]" table:style-name="ce1">
            <text:p>2448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125" table:formula="of:=[.A20]*RANDBETWEEN(6;8)+RANDBETWEEN(10;12)" table:style-name="ce1">
            <text:p>125</text:p>
          </table:table-cell>
          <table:table-cell table:style-name="ce1"/>
          <table:table-cell office:value-type="float" office:value="2375" table:formula="of:=[.A20]*[.B20]" table:style-name="ce1">
            <text:p>2375</text:p>
          </table:table-cell>
          <table:table-cell office:value-type="float" office:value="361" table:formula="of:=POWER([.A20];2)" table:style-name="ce1">
            <text:p>361</text:p>
          </table:table-cell>
          <table:table-cell table:style-name="ce1"/>
          <table:table-cell office:value-type="float" office:value="2375" table:formula="of:=[.A20]*[.B20]" table:style-name="ce1">
            <text:p>2375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71" table:formula="of:=[.A21]*RANDBETWEEN(6;8)+RANDBETWEEN(10;12)" table:style-name="ce1">
            <text:p>171</text:p>
          </table:table-cell>
          <table:table-cell table:style-name="ce1"/>
          <table:table-cell office:value-type="float" office:value="3420" table:formula="of:=[.A21]*[.B21]" table:style-name="ce1">
            <text:p>3420</text:p>
          </table:table-cell>
          <table:table-cell office:value-type="float" office:value="400" table:formula="of:=POWER([.A21];2)" table:style-name="ce1">
            <text:p>400</text:p>
          </table:table-cell>
          <table:table-cell table:style-name="ce1"/>
          <table:table-cell office:value-type="float" office:value="3420" table:formula="of:=[.A21]*[.B21]" table:style-name="ce1">
            <text:p>3420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158" table:formula="of:=[.A22]*RANDBETWEEN(6;8)+RANDBETWEEN(10;12)" table:style-name="ce1">
            <text:p>158</text:p>
          </table:table-cell>
          <table:table-cell table:style-name="ce1"/>
          <table:table-cell office:value-type="float" office:value="3318" table:formula="of:=[.A22]*[.B22]" table:style-name="ce1">
            <text:p>3318</text:p>
          </table:table-cell>
          <table:table-cell office:value-type="float" office:value="441" table:formula="of:=POWER([.A22];2)" table:style-name="ce1">
            <text:p>441</text:p>
          </table:table-cell>
          <table:table-cell table:style-name="ce1"/>
          <table:table-cell office:value-type="float" office:value="3318" table:formula="of:=[.A22]*[.B22]" table:style-name="ce1">
            <text:p>3318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144" table:formula="of:=[.A23]*RANDBETWEEN(6;8)+RANDBETWEEN(10;12)" table:style-name="ce1">
            <text:p>144</text:p>
          </table:table-cell>
          <table:table-cell table:style-name="ce1"/>
          <table:table-cell office:value-type="float" office:value="3168" table:formula="of:=[.A23]*[.B23]" table:style-name="ce1">
            <text:p>3168</text:p>
          </table:table-cell>
          <table:table-cell office:value-type="float" office:value="484" table:formula="of:=POWER([.A23];2)" table:style-name="ce1">
            <text:p>484</text:p>
          </table:table-cell>
          <table:table-cell table:style-name="ce1"/>
          <table:table-cell office:value-type="float" office:value="3168" table:formula="of:=[.A23]*[.B23]" table:style-name="ce1">
            <text:p>3168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196" table:formula="of:=[.A24]*RANDBETWEEN(6;8)+RANDBETWEEN(10;12)" table:style-name="ce1">
            <text:p>196</text:p>
          </table:table-cell>
          <table:table-cell table:style-name="ce1"/>
          <table:table-cell office:value-type="float" office:value="4508" table:formula="of:=[.A24]*[.B24]" table:style-name="ce1">
            <text:p>4508</text:p>
          </table:table-cell>
          <table:table-cell office:value-type="float" office:value="529" table:formula="of:=POWER([.A24];2)" table:style-name="ce1">
            <text:p>529</text:p>
          </table:table-cell>
          <table:table-cell table:style-name="ce1"/>
          <table:table-cell office:value-type="float" office:value="4508" table:formula="of:=[.A24]*[.B24]" table:style-name="ce1">
            <text:p>4508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78" table:formula="of:=[.A25]*RANDBETWEEN(6;8)+RANDBETWEEN(10;12)" table:style-name="ce1">
            <text:p>178</text:p>
          </table:table-cell>
          <table:table-cell table:style-name="ce1"/>
          <table:table-cell office:value-type="float" office:value="4272" table:formula="of:=[.A25]*[.B25]" table:style-name="ce1">
            <text:p>4272</text:p>
          </table:table-cell>
          <table:table-cell office:value-type="float" office:value="576" table:formula="of:=POWER([.A25];2)" table:style-name="ce1">
            <text:p>576</text:p>
          </table:table-cell>
          <table:table-cell table:style-name="ce1"/>
          <table:table-cell office:value-type="float" office:value="4272" table:formula="of:=[.A25]*[.B25]" table:style-name="ce1">
            <text:p>4272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61" table:formula="of:=[.A26]*RANDBETWEEN(6;8)+RANDBETWEEN(10;12)" table:style-name="ce1">
            <text:p>161</text:p>
          </table:table-cell>
          <table:table-cell table:style-name="ce1"/>
          <table:table-cell office:value-type="float" office:value="4025" table:formula="of:=[.A26]*[.B26]" table:style-name="ce1">
            <text:p>4025</text:p>
          </table:table-cell>
          <table:table-cell office:value-type="float" office:value="625" table:formula="of:=POWER([.A26];2)" table:style-name="ce1">
            <text:p>625</text:p>
          </table:table-cell>
          <table:table-cell table:style-name="ce1"/>
          <table:table-cell office:value-type="float" office:value="4025" table:formula="of:=[.A26]*[.B26]" table:style-name="ce1">
            <text:p>4025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166" table:formula="of:=[.A27]*RANDBETWEEN(6;8)+RANDBETWEEN(10;12)" table:style-name="ce1">
            <text:p>166</text:p>
          </table:table-cell>
          <table:table-cell table:style-name="ce1"/>
          <table:table-cell office:value-type="float" office:value="4316" table:formula="of:=[.A27]*[.B27]" table:style-name="ce1">
            <text:p>4316</text:p>
          </table:table-cell>
          <table:table-cell office:value-type="float" office:value="676" table:formula="of:=POWER([.A27];2)" table:style-name="ce1">
            <text:p>676</text:p>
          </table:table-cell>
          <table:table-cell table:style-name="ce1"/>
          <table:table-cell office:value-type="float" office:value="4316" table:formula="of:=[.A27]*[.B27]" table:style-name="ce1">
            <text:p>4316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173" table:formula="of:=[.A28]*RANDBETWEEN(6;8)+RANDBETWEEN(10;12)" table:style-name="ce1">
            <text:p>173</text:p>
          </table:table-cell>
          <table:table-cell table:style-name="ce1"/>
          <table:table-cell office:value-type="float" office:value="4671" table:formula="of:=[.A28]*[.B28]" table:style-name="ce1">
            <text:p>4671</text:p>
          </table:table-cell>
          <table:table-cell office:value-type="float" office:value="729" table:formula="of:=POWER([.A28];2)" table:style-name="ce1">
            <text:p>729</text:p>
          </table:table-cell>
          <table:table-cell table:style-name="ce1"/>
          <table:table-cell office:value-type="float" office:value="4671" table:formula="of:=[.A28]*[.B28]" table:style-name="ce1">
            <text:p>4671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08" table:formula="of:=[.A29]*RANDBETWEEN(6;8)+RANDBETWEEN(10;12)" table:style-name="ce1">
            <text:p>208</text:p>
          </table:table-cell>
          <table:table-cell table:style-name="ce1"/>
          <table:table-cell office:value-type="float" office:value="5824" table:formula="of:=[.A29]*[.B29]" table:style-name="ce1">
            <text:p>5824</text:p>
          </table:table-cell>
          <table:table-cell office:value-type="float" office:value="784" table:formula="of:=POWER([.A29];2)" table:style-name="ce1">
            <text:p>784</text:p>
          </table:table-cell>
          <table:table-cell table:style-name="ce1"/>
          <table:table-cell office:value-type="float" office:value="5824" table:formula="of:=[.A29]*[.B29]" table:style-name="ce1">
            <text:p>5824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213" table:formula="of:=[.A30]*RANDBETWEEN(6;8)+RANDBETWEEN(10;12)" table:style-name="ce1">
            <text:p>213</text:p>
          </table:table-cell>
          <table:table-cell table:style-name="ce1"/>
          <table:table-cell office:value-type="float" office:value="6177" table:formula="of:=[.A30]*[.B30]" table:style-name="ce1">
            <text:p>6177</text:p>
          </table:table-cell>
          <table:table-cell office:value-type="float" office:value="841" table:formula="of:=POWER([.A30];2)" table:style-name="ce1">
            <text:p>841</text:p>
          </table:table-cell>
          <table:table-cell table:style-name="ce1"/>
          <table:table-cell office:value-type="float" office:value="6177" table:formula="of:=[.A30]*[.B30]" table:style-name="ce1">
            <text:p>6177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250" table:formula="of:=[.A31]*RANDBETWEEN(6;8)+RANDBETWEEN(10;12)" table:style-name="ce1">
            <text:p>250</text:p>
          </table:table-cell>
          <table:table-cell table:style-name="ce1"/>
          <table:table-cell office:value-type="float" office:value="7500" table:formula="of:=[.A31]*[.B31]" table:style-name="ce1">
            <text:p>7500</text:p>
          </table:table-cell>
          <table:table-cell office:value-type="float" office:value="900" table:formula="of:=POWER([.A31];2)" table:style-name="ce1">
            <text:p>900</text:p>
          </table:table-cell>
          <table:table-cell table:style-name="ce1"/>
          <table:table-cell office:value-type="float" office:value="7500" table:formula="of:=[.A31]*[.B31]" table:style-name="ce1">
            <text:p>7500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259" table:formula="of:=[.A32]*RANDBETWEEN(6;8)+RANDBETWEEN(10;12)" table:style-name="ce1">
            <text:p>259</text:p>
          </table:table-cell>
          <table:table-cell table:style-name="ce1"/>
          <table:table-cell office:value-type="float" office:value="8029" table:formula="of:=[.A32]*[.B32]" table:style-name="ce1">
            <text:p>8029</text:p>
          </table:table-cell>
          <table:table-cell office:value-type="float" office:value="961" table:formula="of:=POWER([.A32];2)" table:style-name="ce1">
            <text:p>961</text:p>
          </table:table-cell>
          <table:table-cell table:style-name="ce1"/>
          <table:table-cell office:value-type="float" office:value="8029" table:formula="of:=[.A32]*[.B32]" table:style-name="ce1">
            <text:p>8029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268" table:formula="of:=[.A33]*RANDBETWEEN(6;8)+RANDBETWEEN(10;12)" table:style-name="ce1">
            <text:p>268</text:p>
          </table:table-cell>
          <table:table-cell table:style-name="ce1"/>
          <table:table-cell office:value-type="float" office:value="8576" table:formula="of:=[.A33]*[.B33]" table:style-name="ce1">
            <text:p>8576</text:p>
          </table:table-cell>
          <table:table-cell office:value-type="float" office:value="1024" table:formula="of:=POWER([.A33];2)" table:style-name="ce1">
            <text:p>1024</text:p>
          </table:table-cell>
          <table:table-cell table:style-name="ce1"/>
          <table:table-cell office:value-type="float" office:value="8576" table:formula="of:=[.A33]*[.B33]" table:style-name="ce1">
            <text:p>8576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276" table:formula="of:=[.A34]*RANDBETWEEN(6;8)+RANDBETWEEN(10;12)" table:style-name="ce1">
            <text:p>276</text:p>
          </table:table-cell>
          <table:table-cell table:style-name="ce1"/>
          <table:table-cell office:value-type="float" office:value="9108" table:formula="of:=[.A34]*[.B34]" table:style-name="ce1">
            <text:p>9108</text:p>
          </table:table-cell>
          <table:table-cell office:value-type="float" office:value="1089" table:formula="of:=POWER([.A34];2)" table:style-name="ce1">
            <text:p>1089</text:p>
          </table:table-cell>
          <table:table-cell table:style-name="ce1"/>
          <table:table-cell office:value-type="float" office:value="9108" table:formula="of:=[.A34]*[.B34]" table:style-name="ce1">
            <text:p>9108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283" table:formula="of:=[.A35]*RANDBETWEEN(6;8)+RANDBETWEEN(10;12)" table:style-name="ce1">
            <text:p>283</text:p>
          </table:table-cell>
          <table:table-cell table:style-name="ce1"/>
          <table:table-cell office:value-type="float" office:value="9622" table:formula="of:=[.A35]*[.B35]" table:style-name="ce1">
            <text:p>9622</text:p>
          </table:table-cell>
          <table:table-cell office:value-type="float" office:value="1156" table:formula="of:=POWER([.A35];2)" table:style-name="ce1">
            <text:p>1156</text:p>
          </table:table-cell>
          <table:table-cell table:style-name="ce1"/>
          <table:table-cell office:value-type="float" office:value="9622" table:formula="of:=[.A35]*[.B35]" table:style-name="ce1">
            <text:p>9622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222" table:formula="of:=[.A36]*RANDBETWEEN(6;8)+RANDBETWEEN(10;12)" table:style-name="ce1">
            <text:p>222</text:p>
          </table:table-cell>
          <table:table-cell table:style-name="ce1"/>
          <table:table-cell office:value-type="float" office:value="7770" table:formula="of:=[.A36]*[.B36]" table:style-name="ce1">
            <text:p>7770</text:p>
          </table:table-cell>
          <table:table-cell office:value-type="float" office:value="1225" table:formula="of:=POWER([.A36];2)" table:style-name="ce1">
            <text:p>1225</text:p>
          </table:table-cell>
          <table:table-cell table:style-name="ce1"/>
          <table:table-cell office:value-type="float" office:value="7770" table:formula="of:=[.A36]*[.B36]" table:style-name="ce1">
            <text:p>7770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227" table:formula="of:=[.A37]*RANDBETWEEN(6;8)+RANDBETWEEN(10;12)" table:style-name="ce1">
            <text:p>227</text:p>
          </table:table-cell>
          <table:table-cell table:style-name="ce1"/>
          <table:table-cell office:value-type="float" office:value="8172" table:formula="of:=[.A37]*[.B37]" table:style-name="ce1">
            <text:p>8172</text:p>
          </table:table-cell>
          <table:table-cell office:value-type="float" office:value="1296" table:formula="of:=POWER([.A37];2)" table:style-name="ce1">
            <text:p>1296</text:p>
          </table:table-cell>
          <table:table-cell table:style-name="ce1"/>
          <table:table-cell office:value-type="float" office:value="8172" table:formula="of:=[.A37]*[.B37]" table:style-name="ce1">
            <text:p>8172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270" table:formula="of:=[.A38]*RANDBETWEEN(6;8)+RANDBETWEEN(10;12)" table:style-name="ce1">
            <text:p>270</text:p>
          </table:table-cell>
          <table:table-cell table:style-name="ce1"/>
          <table:table-cell office:value-type="float" office:value="9990" table:formula="of:=[.A38]*[.B38]" table:style-name="ce1">
            <text:p>9990</text:p>
          </table:table-cell>
          <table:table-cell office:value-type="float" office:value="1369" table:formula="of:=POWER([.A38];2)" table:style-name="ce1">
            <text:p>1369</text:p>
          </table:table-cell>
          <table:table-cell table:style-name="ce1"/>
          <table:table-cell office:value-type="float" office:value="9990" table:formula="of:=[.A38]*[.B38]" table:style-name="ce1">
            <text:p>9990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316" table:formula="of:=[.A39]*RANDBETWEEN(6;8)+RANDBETWEEN(10;12)" table:style-name="ce1">
            <text:p>316</text:p>
          </table:table-cell>
          <table:table-cell table:style-name="ce1"/>
          <table:table-cell office:value-type="float" office:value="12008" table:formula="of:=[.A39]*[.B39]" table:style-name="ce1">
            <text:p>12008</text:p>
          </table:table-cell>
          <table:table-cell office:value-type="float" office:value="1444" table:formula="of:=POWER([.A39];2)" table:style-name="ce1">
            <text:p>1444</text:p>
          </table:table-cell>
          <table:table-cell table:style-name="ce1"/>
          <table:table-cell office:value-type="float" office:value="12008" table:formula="of:=[.A39]*[.B39]" table:style-name="ce1">
            <text:p>12008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244" table:formula="of:=[.A40]*RANDBETWEEN(6;8)+RANDBETWEEN(10;12)" table:style-name="ce1">
            <text:p>244</text:p>
          </table:table-cell>
          <table:table-cell table:style-name="ce1"/>
          <table:table-cell office:value-type="float" office:value="9516" table:formula="of:=[.A40]*[.B40]" table:style-name="ce1">
            <text:p>9516</text:p>
          </table:table-cell>
          <table:table-cell office:value-type="float" office:value="1521" table:formula="of:=POWER([.A40];2)" table:style-name="ce1">
            <text:p>1521</text:p>
          </table:table-cell>
          <table:table-cell table:style-name="ce1"/>
          <table:table-cell office:value-type="float" office:value="9516" table:formula="of:=[.A40]*[.B40]" table:style-name="ce1">
            <text:p>9516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251" table:formula="of:=[.A41]*RANDBETWEEN(6;8)+RANDBETWEEN(10;12)" table:style-name="ce1">
            <text:p>251</text:p>
          </table:table-cell>
          <table:table-cell table:style-name="ce1"/>
          <table:table-cell office:value-type="float" office:value="10040" table:formula="of:=[.A41]*[.B41]" table:style-name="ce1">
            <text:p>10040</text:p>
          </table:table-cell>
          <table:table-cell office:value-type="float" office:value="1600" table:formula="of:=POWER([.A41];2)" table:style-name="ce1">
            <text:p>1600</text:p>
          </table:table-cell>
          <table:table-cell table:style-name="ce1"/>
          <table:table-cell office:value-type="float" office:value="10040" table:formula="of:=[.A41]*[.B41]" table:style-name="ce1">
            <text:p>10040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256" table:formula="of:=[.A42]*RANDBETWEEN(6;8)+RANDBETWEEN(10;12)" table:style-name="ce1">
            <text:p>256</text:p>
          </table:table-cell>
          <table:table-cell table:style-name="ce1"/>
          <table:table-cell office:value-type="float" office:value="10496" table:formula="of:=[.A42]*[.B42]" table:style-name="ce1">
            <text:p>10496</text:p>
          </table:table-cell>
          <table:table-cell office:value-type="float" office:value="1681" table:formula="of:=POWER([.A42];2)" table:style-name="ce1">
            <text:p>1681</text:p>
          </table:table-cell>
          <table:table-cell table:style-name="ce1"/>
          <table:table-cell office:value-type="float" office:value="10496" table:formula="of:=[.A42]*[.B42]" table:style-name="ce1">
            <text:p>10496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304" table:formula="of:=[.A43]*RANDBETWEEN(6;8)+RANDBETWEEN(10;12)" table:style-name="ce1">
            <text:p>304</text:p>
          </table:table-cell>
          <table:table-cell table:style-name="ce1"/>
          <table:table-cell office:value-type="float" office:value="12768" table:formula="of:=[.A43]*[.B43]" table:style-name="ce1">
            <text:p>12768</text:p>
          </table:table-cell>
          <table:table-cell office:value-type="float" office:value="1764" table:formula="of:=POWER([.A43];2)" table:style-name="ce1">
            <text:p>1764</text:p>
          </table:table-cell>
          <table:table-cell table:style-name="ce1"/>
          <table:table-cell office:value-type="float" office:value="12768" table:formula="of:=[.A43]*[.B43]" table:style-name="ce1">
            <text:p>12768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355" table:formula="of:=[.A44]*RANDBETWEEN(6;8)+RANDBETWEEN(10;12)" table:style-name="ce1">
            <text:p>355</text:p>
          </table:table-cell>
          <table:table-cell table:style-name="ce1"/>
          <table:table-cell office:value-type="float" office:value="15265" table:formula="of:=[.A44]*[.B44]" table:style-name="ce1">
            <text:p>15265</text:p>
          </table:table-cell>
          <table:table-cell office:value-type="float" office:value="1849" table:formula="of:=POWER([.A44];2)" table:style-name="ce1">
            <text:p>1849</text:p>
          </table:table-cell>
          <table:table-cell table:style-name="ce1"/>
          <table:table-cell office:value-type="float" office:value="15265" table:formula="of:=[.A44]*[.B44]" table:style-name="ce1">
            <text:p>15265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318" table:formula="of:=[.A45]*RANDBETWEEN(6;8)+RANDBETWEEN(10;12)" table:style-name="ce1">
            <text:p>318</text:p>
          </table:table-cell>
          <table:table-cell table:style-name="ce1"/>
          <table:table-cell office:value-type="float" office:value="13992" table:formula="of:=[.A45]*[.B45]" table:style-name="ce1">
            <text:p>13992</text:p>
          </table:table-cell>
          <table:table-cell office:value-type="float" office:value="1936" table:formula="of:=POWER([.A45];2)" table:style-name="ce1">
            <text:p>1936</text:p>
          </table:table-cell>
          <table:table-cell table:style-name="ce1"/>
          <table:table-cell office:value-type="float" office:value="13992" table:formula="of:=[.A45]*[.B45]" table:style-name="ce1">
            <text:p>13992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281" table:formula="of:=[.A46]*RANDBETWEEN(6;8)+RANDBETWEEN(10;12)" table:style-name="ce1">
            <text:p>281</text:p>
          </table:table-cell>
          <table:table-cell table:style-name="ce1"/>
          <table:table-cell office:value-type="float" office:value="12645" table:formula="of:=[.A46]*[.B46]" table:style-name="ce1">
            <text:p>12645</text:p>
          </table:table-cell>
          <table:table-cell office:value-type="float" office:value="2025" table:formula="of:=POWER([.A46];2)" table:style-name="ce1">
            <text:p>2025</text:p>
          </table:table-cell>
          <table:table-cell table:style-name="ce1"/>
          <table:table-cell office:value-type="float" office:value="12645" table:formula="of:=[.A46]*[.B46]" table:style-name="ce1">
            <text:p>12645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288" table:formula="of:=[.A47]*RANDBETWEEN(6;8)+RANDBETWEEN(10;12)" table:style-name="ce1">
            <text:p>288</text:p>
          </table:table-cell>
          <table:table-cell table:style-name="ce1"/>
          <table:table-cell office:value-type="float" office:value="13248" table:formula="of:=[.A47]*[.B47]" table:style-name="ce1">
            <text:p>13248</text:p>
          </table:table-cell>
          <table:table-cell office:value-type="float" office:value="2116" table:formula="of:=POWER([.A47];2)" table:style-name="ce1">
            <text:p>2116</text:p>
          </table:table-cell>
          <table:table-cell table:style-name="ce1"/>
          <table:table-cell office:value-type="float" office:value="13248" table:formula="of:=[.A47]*[.B47]" table:style-name="ce1">
            <text:p>13248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293" table:formula="of:=[.A48]*RANDBETWEEN(6;8)+RANDBETWEEN(10;12)" table:style-name="ce1">
            <text:p>293</text:p>
          </table:table-cell>
          <table:table-cell table:style-name="ce1"/>
          <table:table-cell office:value-type="float" office:value="13771" table:formula="of:=[.A48]*[.B48]" table:style-name="ce1">
            <text:p>13771</text:p>
          </table:table-cell>
          <table:table-cell office:value-type="float" office:value="2209" table:formula="of:=POWER([.A48];2)" table:style-name="ce1">
            <text:p>2209</text:p>
          </table:table-cell>
          <table:table-cell table:style-name="ce1"/>
          <table:table-cell office:value-type="float" office:value="13771" table:formula="of:=[.A48]*[.B48]" table:style-name="ce1">
            <text:p>13771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299" table:formula="of:=[.A49]*RANDBETWEEN(6;8)+RANDBETWEEN(10;12)" table:style-name="ce1">
            <text:p>299</text:p>
          </table:table-cell>
          <table:table-cell table:style-name="ce1"/>
          <table:table-cell office:value-type="float" office:value="14352" table:formula="of:=[.A49]*[.B49]" table:style-name="ce1">
            <text:p>14352</text:p>
          </table:table-cell>
          <table:table-cell office:value-type="float" office:value="2304" table:formula="of:=POWER([.A49];2)" table:style-name="ce1">
            <text:p>2304</text:p>
          </table:table-cell>
          <table:table-cell table:style-name="ce1"/>
          <table:table-cell office:value-type="float" office:value="14352" table:formula="of:=[.A49]*[.B49]" table:style-name="ce1">
            <text:p>14352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354" table:formula="of:=[.A50]*RANDBETWEEN(6;8)+RANDBETWEEN(10;12)" table:style-name="ce1">
            <text:p>354</text:p>
          </table:table-cell>
          <table:table-cell table:style-name="ce1"/>
          <table:table-cell office:value-type="float" office:value="17346" table:formula="of:=[.A50]*[.B50]" table:style-name="ce1">
            <text:p>17346</text:p>
          </table:table-cell>
          <table:table-cell office:value-type="float" office:value="2401" table:formula="of:=POWER([.A50];2)" table:style-name="ce1">
            <text:p>2401</text:p>
          </table:table-cell>
          <table:table-cell table:style-name="ce1"/>
          <table:table-cell office:value-type="float" office:value="17346" table:formula="of:=[.A50]*[.B50]" table:style-name="ce1">
            <text:p>17346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311" table:formula="of:=[.A51]*RANDBETWEEN(6;8)+RANDBETWEEN(10;12)" table:style-name="ce1">
            <text:p>311</text:p>
          </table:table-cell>
          <table:table-cell table:style-name="ce1"/>
          <table:table-cell office:value-type="float" office:value="15550" table:formula="of:=[.A51]*[.B51]" table:style-name="ce1">
            <text:p>15550</text:p>
          </table:table-cell>
          <table:table-cell office:value-type="float" office:value="2500" table:formula="of:=POWER([.A51];2)" table:style-name="ce1">
            <text:p>2500</text:p>
          </table:table-cell>
          <table:table-cell table:style-name="ce1"/>
          <table:table-cell office:value-type="float" office:value="15550" table:formula="of:=[.A51]*[.B51]" table:style-name="ce1">
            <text:p>15550</text:p>
          </table:table-cell>
          <table:table-cell table:number-columns-repeated="16377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420" table:formula="of:=[.A52]*RANDBETWEEN(6;8)+RANDBETWEEN(10;12)" table:style-name="ce1">
            <text:p>420</text:p>
          </table:table-cell>
          <table:table-cell table:style-name="ce1"/>
          <table:table-cell office:value-type="float" office:value="21420" table:formula="of:=[.A52]*[.B52]" table:style-name="ce1">
            <text:p>21420</text:p>
          </table:table-cell>
          <table:table-cell office:value-type="float" office:value="2601" table:formula="of:=POWER([.A52];2)" table:style-name="ce1">
            <text:p>2601</text:p>
          </table:table-cell>
          <table:table-cell table:style-name="ce1"/>
          <table:table-cell office:value-type="float" office:value="21420" table:formula="of:=[.A52]*[.B52]" table:style-name="ce1">
            <text:p>21420</text:p>
          </table:table-cell>
          <table:table-cell table:number-columns-repeated="16377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374" table:formula="of:=[.A53]*RANDBETWEEN(6;8)+RANDBETWEEN(10;12)" table:style-name="ce1">
            <text:p>374</text:p>
          </table:table-cell>
          <table:table-cell table:style-name="ce1"/>
          <table:table-cell office:value-type="float" office:value="19448" table:formula="of:=[.A53]*[.B53]" table:style-name="ce1">
            <text:p>19448</text:p>
          </table:table-cell>
          <table:table-cell office:value-type="float" office:value="2704" table:formula="of:=POWER([.A53];2)" table:style-name="ce1">
            <text:p>2704</text:p>
          </table:table-cell>
          <table:table-cell table:style-name="ce1"/>
          <table:table-cell office:value-type="float" office:value="19448" table:formula="of:=[.A53]*[.B53]" table:style-name="ce1">
            <text:p>19448</text:p>
          </table:table-cell>
          <table:table-cell table:number-columns-repeated="16377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435" table:formula="of:=[.A54]*RANDBETWEEN(6;8)+RANDBETWEEN(10;12)" table:style-name="ce1">
            <text:p>435</text:p>
          </table:table-cell>
          <table:table-cell table:style-name="ce1"/>
          <table:table-cell office:value-type="float" office:value="23055" table:formula="of:=[.A54]*[.B54]" table:style-name="ce1">
            <text:p>23055</text:p>
          </table:table-cell>
          <table:table-cell office:value-type="float" office:value="2809" table:formula="of:=POWER([.A54];2)" table:style-name="ce1">
            <text:p>2809</text:p>
          </table:table-cell>
          <table:table-cell table:style-name="ce1"/>
          <table:table-cell office:value-type="float" office:value="23055" table:formula="of:=[.A54]*[.B54]" table:style-name="ce1">
            <text:p>23055</text:p>
          </table:table-cell>
          <table:table-cell table:number-columns-repeated="16377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336" table:formula="of:=[.A55]*RANDBETWEEN(6;8)+RANDBETWEEN(10;12)" table:style-name="ce1">
            <text:p>336</text:p>
          </table:table-cell>
          <table:table-cell table:style-name="ce1"/>
          <table:table-cell office:value-type="float" office:value="18144" table:formula="of:=[.A55]*[.B55]" table:style-name="ce1">
            <text:p>18144</text:p>
          </table:table-cell>
          <table:table-cell office:value-type="float" office:value="2916" table:formula="of:=POWER([.A55];2)" table:style-name="ce1">
            <text:p>2916</text:p>
          </table:table-cell>
          <table:table-cell table:style-name="ce1"/>
          <table:table-cell office:value-type="float" office:value="18144" table:formula="of:=[.A55]*[.B55]" table:style-name="ce1">
            <text:p>18144</text:p>
          </table:table-cell>
          <table:table-cell table:number-columns-repeated="16377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396" table:formula="of:=[.A56]*RANDBETWEEN(6;8)+RANDBETWEEN(10;12)" table:style-name="ce1">
            <text:p>396</text:p>
          </table:table-cell>
          <table:table-cell table:style-name="ce1"/>
          <table:table-cell office:value-type="float" office:value="21780" table:formula="of:=[.A56]*[.B56]" table:style-name="ce1">
            <text:p>21780</text:p>
          </table:table-cell>
          <table:table-cell office:value-type="float" office:value="3025" table:formula="of:=POWER([.A56];2)" table:style-name="ce1">
            <text:p>3025</text:p>
          </table:table-cell>
          <table:table-cell table:style-name="ce1"/>
          <table:table-cell office:value-type="float" office:value="21780" table:formula="of:=[.A56]*[.B56]" table:style-name="ce1">
            <text:p>21780</text:p>
          </table:table-cell>
          <table:table-cell table:number-columns-repeated="16377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458" table:formula="of:=[.A57]*RANDBETWEEN(6;8)+RANDBETWEEN(10;12)" table:style-name="ce1">
            <text:p>458</text:p>
          </table:table-cell>
          <table:table-cell table:style-name="ce1"/>
          <table:table-cell office:value-type="float" office:value="25648" table:formula="of:=[.A57]*[.B57]" table:style-name="ce1">
            <text:p>25648</text:p>
          </table:table-cell>
          <table:table-cell office:value-type="float" office:value="3136" table:formula="of:=POWER([.A57];2)" table:style-name="ce1">
            <text:p>3136</text:p>
          </table:table-cell>
          <table:table-cell table:style-name="ce1"/>
          <table:table-cell office:value-type="float" office:value="25648" table:formula="of:=[.A57]*[.B57]" table:style-name="ce1">
            <text:p>25648</text:p>
          </table:table-cell>
          <table:table-cell table:number-columns-repeated="16377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354" table:formula="of:=[.A58]*RANDBETWEEN(6;8)+RANDBETWEEN(10;12)" table:style-name="ce1">
            <text:p>354</text:p>
          </table:table-cell>
          <table:table-cell table:style-name="ce1"/>
          <table:table-cell office:value-type="float" office:value="20178" table:formula="of:=[.A58]*[.B58]" table:style-name="ce1">
            <text:p>20178</text:p>
          </table:table-cell>
          <table:table-cell office:value-type="float" office:value="3249" table:formula="of:=POWER([.A58];2)" table:style-name="ce1">
            <text:p>3249</text:p>
          </table:table-cell>
          <table:table-cell table:style-name="ce1"/>
          <table:table-cell office:value-type="float" office:value="20178" table:formula="of:=[.A58]*[.B58]" table:style-name="ce1">
            <text:p>20178</text:p>
          </table:table-cell>
          <table:table-cell table:number-columns-repeated="16377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358" table:formula="of:=[.A59]*RANDBETWEEN(6;8)+RANDBETWEEN(10;12)" table:style-name="ce1">
            <text:p>358</text:p>
          </table:table-cell>
          <table:table-cell table:style-name="ce1"/>
          <table:table-cell office:value-type="float" office:value="20764" table:formula="of:=[.A59]*[.B59]" table:style-name="ce1">
            <text:p>20764</text:p>
          </table:table-cell>
          <table:table-cell office:value-type="float" office:value="3364" table:formula="of:=POWER([.A59];2)" table:style-name="ce1">
            <text:p>3364</text:p>
          </table:table-cell>
          <table:table-cell table:style-name="ce1"/>
          <table:table-cell office:value-type="float" office:value="20764" table:formula="of:=[.A59]*[.B59]" table:style-name="ce1">
            <text:p>20764</text:p>
          </table:table-cell>
          <table:table-cell table:number-columns-repeated="16377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483" table:formula="of:=[.A60]*RANDBETWEEN(6;8)+RANDBETWEEN(10;12)" table:style-name="ce1">
            <text:p>483</text:p>
          </table:table-cell>
          <table:table-cell table:style-name="ce1"/>
          <table:table-cell office:value-type="float" office:value="28497" table:formula="of:=[.A60]*[.B60]" table:style-name="ce1">
            <text:p>28497</text:p>
          </table:table-cell>
          <table:table-cell office:value-type="float" office:value="3481" table:formula="of:=POWER([.A60];2)" table:style-name="ce1">
            <text:p>3481</text:p>
          </table:table-cell>
          <table:table-cell table:style-name="ce1"/>
          <table:table-cell office:value-type="float" office:value="28497" table:formula="of:=[.A60]*[.B60]" table:style-name="ce1">
            <text:p>28497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491" table:formula="of:=[.A61]*RANDBETWEEN(6;8)+RANDBETWEEN(10;12)" table:style-name="ce1">
            <text:p>491</text:p>
          </table:table-cell>
          <table:table-cell table:style-name="ce1"/>
          <table:table-cell office:value-type="float" office:value="29460" table:formula="of:=[.A61]*[.B61]" table:style-name="ce1">
            <text:p>29460</text:p>
          </table:table-cell>
          <table:table-cell office:value-type="float" office:value="3600" table:formula="of:=POWER([.A61];2)" table:style-name="ce1">
            <text:p>3600</text:p>
          </table:table-cell>
          <table:table-cell table:style-name="ce1"/>
          <table:table-cell office:value-type="float" office:value="29460" table:formula="of:=[.A61]*[.B61]" table:style-name="ce1">
            <text:p>29460</text:p>
          </table:table-cell>
          <table:table-cell table:number-columns-repeated="16377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438" table:formula="of:=[.A62]*RANDBETWEEN(6;8)+RANDBETWEEN(10;12)" table:style-name="ce1">
            <text:p>438</text:p>
          </table:table-cell>
          <table:table-cell table:style-name="ce1"/>
          <table:table-cell office:value-type="float" office:value="26718" table:formula="of:=[.A62]*[.B62]" table:style-name="ce1">
            <text:p>26718</text:p>
          </table:table-cell>
          <table:table-cell office:value-type="float" office:value="3721" table:formula="of:=POWER([.A62];2)" table:style-name="ce1">
            <text:p>3721</text:p>
          </table:table-cell>
          <table:table-cell table:style-name="ce1"/>
          <table:table-cell office:value-type="float" office:value="26718" table:formula="of:=[.A62]*[.B62]" table:style-name="ce1">
            <text:p>26718</text:p>
          </table:table-cell>
          <table:table-cell table:number-columns-repeated="16377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446" table:formula="of:=[.A63]*RANDBETWEEN(6;8)+RANDBETWEEN(10;12)" table:style-name="ce1">
            <text:p>446</text:p>
          </table:table-cell>
          <table:table-cell table:style-name="ce1"/>
          <table:table-cell office:value-type="float" office:value="27652" table:formula="of:=[.A63]*[.B63]" table:style-name="ce1">
            <text:p>27652</text:p>
          </table:table-cell>
          <table:table-cell office:value-type="float" office:value="3844" table:formula="of:=POWER([.A63];2)" table:style-name="ce1">
            <text:p>3844</text:p>
          </table:table-cell>
          <table:table-cell table:style-name="ce1"/>
          <table:table-cell office:value-type="float" office:value="27652" table:formula="of:=[.A63]*[.B63]" table:style-name="ce1">
            <text:p>27652</text:p>
          </table:table-cell>
          <table:table-cell table:number-columns-repeated="16377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452" table:formula="of:=[.A64]*RANDBETWEEN(6;8)+RANDBETWEEN(10;12)" table:style-name="ce1">
            <text:p>452</text:p>
          </table:table-cell>
          <table:table-cell table:style-name="ce1"/>
          <table:table-cell office:value-type="float" office:value="28476" table:formula="of:=[.A64]*[.B64]" table:style-name="ce1">
            <text:p>28476</text:p>
          </table:table-cell>
          <table:table-cell office:value-type="float" office:value="3969" table:formula="of:=POWER([.A64];2)" table:style-name="ce1">
            <text:p>3969</text:p>
          </table:table-cell>
          <table:table-cell table:style-name="ce1"/>
          <table:table-cell office:value-type="float" office:value="28476" table:formula="of:=[.A64]*[.B64]" table:style-name="ce1">
            <text:p>28476</text:p>
          </table:table-cell>
          <table:table-cell table:number-columns-repeated="16377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524" table:formula="of:=[.A65]*RANDBETWEEN(6;8)+RANDBETWEEN(10;12)" table:style-name="ce1">
            <text:p>524</text:p>
          </table:table-cell>
          <table:table-cell table:style-name="ce1"/>
          <table:table-cell office:value-type="float" office:value="33536" table:formula="of:=[.A65]*[.B65]" table:style-name="ce1">
            <text:p>33536</text:p>
          </table:table-cell>
          <table:table-cell office:value-type="float" office:value="4096" table:formula="of:=POWER([.A65];2)" table:style-name="ce1">
            <text:p>4096</text:p>
          </table:table-cell>
          <table:table-cell table:style-name="ce1"/>
          <table:table-cell office:value-type="float" office:value="33536" table:formula="of:=[.A65]*[.B65]" table:style-name="ce1">
            <text:p>33536</text:p>
          </table:table-cell>
          <table:table-cell table:number-columns-repeated="16377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400" table:formula="of:=[.A66]*RANDBETWEEN(6;8)+RANDBETWEEN(10;12)" table:style-name="ce1">
            <text:p>400</text:p>
          </table:table-cell>
          <table:table-cell table:style-name="ce1"/>
          <table:table-cell office:value-type="float" office:value="26000" table:formula="of:=[.A66]*[.B66]" table:style-name="ce1">
            <text:p>26000</text:p>
          </table:table-cell>
          <table:table-cell office:value-type="float" office:value="4225" table:formula="of:=POWER([.A66];2)" table:style-name="ce1">
            <text:p>4225</text:p>
          </table:table-cell>
          <table:table-cell table:style-name="ce1"/>
          <table:table-cell office:value-type="float" office:value="26000" table:formula="of:=[.A66]*[.B66]" table:style-name="ce1">
            <text:p>26000</text:p>
          </table:table-cell>
          <table:table-cell table:number-columns-repeated="16377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472" table:formula="of:=[.A67]*RANDBETWEEN(6;8)+RANDBETWEEN(10;12)" table:style-name="ce1">
            <text:p>472</text:p>
          </table:table-cell>
          <table:table-cell table:style-name="ce1"/>
          <table:table-cell office:value-type="float" office:value="31152" table:formula="of:=[.A67]*[.B67]" table:style-name="ce1">
            <text:p>31152</text:p>
          </table:table-cell>
          <table:table-cell office:value-type="float" office:value="4356" table:formula="of:=POWER([.A67];2)" table:style-name="ce1">
            <text:p>4356</text:p>
          </table:table-cell>
          <table:table-cell table:style-name="ce1"/>
          <table:table-cell office:value-type="float" office:value="31152" table:formula="of:=[.A67]*[.B67]" table:style-name="ce1">
            <text:p>31152</text:p>
          </table:table-cell>
          <table:table-cell table:number-columns-repeated="16377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float" office:value="548" table:formula="of:=[.A68]*RANDBETWEEN(6;8)+RANDBETWEEN(10;12)" table:style-name="ce1">
            <text:p>548</text:p>
          </table:table-cell>
          <table:table-cell table:style-name="ce1"/>
          <table:table-cell office:value-type="float" office:value="36716" table:formula="of:=[.A68]*[.B68]" table:style-name="ce1">
            <text:p>36716</text:p>
          </table:table-cell>
          <table:table-cell office:value-type="float" office:value="4489" table:formula="of:=POWER([.A68];2)" table:style-name="ce1">
            <text:p>4489</text:p>
          </table:table-cell>
          <table:table-cell table:style-name="ce1"/>
          <table:table-cell office:value-type="float" office:value="36716" table:formula="of:=[.A68]*[.B68]" table:style-name="ce1">
            <text:p>36716</text:p>
          </table:table-cell>
          <table:table-cell table:number-columns-repeated="16377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487" table:formula="of:=[.A69]*RANDBETWEEN(6;8)+RANDBETWEEN(10;12)" table:style-name="ce1">
            <text:p>487</text:p>
          </table:table-cell>
          <table:table-cell table:style-name="ce1"/>
          <table:table-cell office:value-type="float" office:value="33116" table:formula="of:=[.A69]*[.B69]" table:style-name="ce1">
            <text:p>33116</text:p>
          </table:table-cell>
          <table:table-cell office:value-type="float" office:value="4624" table:formula="of:=POWER([.A69];2)" table:style-name="ce1">
            <text:p>4624</text:p>
          </table:table-cell>
          <table:table-cell table:style-name="ce1"/>
          <table:table-cell office:value-type="float" office:value="33116" table:formula="of:=[.A69]*[.B69]" table:style-name="ce1">
            <text:p>33116</text:p>
          </table:table-cell>
          <table:table-cell table:number-columns-repeated="16377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493" table:formula="of:=[.A70]*RANDBETWEEN(6;8)+RANDBETWEEN(10;12)" table:style-name="ce1">
            <text:p>493</text:p>
          </table:table-cell>
          <table:table-cell table:style-name="ce1"/>
          <table:table-cell office:value-type="float" office:value="34017" table:formula="of:=[.A70]*[.B70]" table:style-name="ce1">
            <text:p>34017</text:p>
          </table:table-cell>
          <table:table-cell office:value-type="float" office:value="4761" table:formula="of:=POWER([.A70];2)" table:style-name="ce1">
            <text:p>4761</text:p>
          </table:table-cell>
          <table:table-cell table:style-name="ce1"/>
          <table:table-cell office:value-type="float" office:value="34017" table:formula="of:=[.A70]*[.B70]" table:style-name="ce1">
            <text:p>34017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571" table:formula="of:=[.A71]*RANDBETWEEN(6;8)+RANDBETWEEN(10;12)" table:style-name="ce1">
            <text:p>571</text:p>
          </table:table-cell>
          <table:table-cell table:style-name="ce1"/>
          <table:table-cell office:value-type="float" office:value="39970" table:formula="of:=[.A71]*[.B71]" table:style-name="ce1">
            <text:p>39970</text:p>
          </table:table-cell>
          <table:table-cell office:value-type="float" office:value="4900" table:formula="of:=POWER([.A71];2)" table:style-name="ce1">
            <text:p>4900</text:p>
          </table:table-cell>
          <table:table-cell table:style-name="ce1"/>
          <table:table-cell office:value-type="float" office:value="39970" table:formula="of:=[.A71]*[.B71]" table:style-name="ce1">
            <text:p>39970</text:p>
          </table:table-cell>
          <table:table-cell table:number-columns-repeated="16377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438" table:formula="of:=[.A72]*RANDBETWEEN(6;8)+RANDBETWEEN(10;12)" table:style-name="ce1">
            <text:p>438</text:p>
          </table:table-cell>
          <table:table-cell table:style-name="ce1"/>
          <table:table-cell office:value-type="float" office:value="31098" table:formula="of:=[.A72]*[.B72]" table:style-name="ce1">
            <text:p>31098</text:p>
          </table:table-cell>
          <table:table-cell office:value-type="float" office:value="5041" table:formula="of:=POWER([.A72];2)" table:style-name="ce1">
            <text:p>5041</text:p>
          </table:table-cell>
          <table:table-cell table:style-name="ce1"/>
          <table:table-cell office:value-type="float" office:value="31098" table:formula="of:=[.A72]*[.B72]" table:style-name="ce1">
            <text:p>31098</text:p>
          </table:table-cell>
          <table:table-cell table:number-columns-repeated="16377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444" table:formula="of:=[.A73]*RANDBETWEEN(6;8)+RANDBETWEEN(10;12)" table:style-name="ce1">
            <text:p>444</text:p>
          </table:table-cell>
          <table:table-cell table:style-name="ce1"/>
          <table:table-cell office:value-type="float" office:value="31968" table:formula="of:=[.A73]*[.B73]" table:style-name="ce1">
            <text:p>31968</text:p>
          </table:table-cell>
          <table:table-cell office:value-type="float" office:value="5184" table:formula="of:=POWER([.A73];2)" table:style-name="ce1">
            <text:p>5184</text:p>
          </table:table-cell>
          <table:table-cell table:style-name="ce1"/>
          <table:table-cell office:value-type="float" office:value="31968" table:formula="of:=[.A73]*[.B73]" table:style-name="ce1">
            <text:p>31968</text:p>
          </table:table-cell>
          <table:table-cell table:number-columns-repeated="16377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522" table:formula="of:=[.A74]*RANDBETWEEN(6;8)+RANDBETWEEN(10;12)" table:style-name="ce1">
            <text:p>522</text:p>
          </table:table-cell>
          <table:table-cell table:style-name="ce1"/>
          <table:table-cell office:value-type="float" office:value="38106" table:formula="of:=[.A74]*[.B74]" table:style-name="ce1">
            <text:p>38106</text:p>
          </table:table-cell>
          <table:table-cell office:value-type="float" office:value="5329" table:formula="of:=POWER([.A74];2)" table:style-name="ce1">
            <text:p>5329</text:p>
          </table:table-cell>
          <table:table-cell table:style-name="ce1"/>
          <table:table-cell office:value-type="float" office:value="38106" table:formula="of:=[.A74]*[.B74]" table:style-name="ce1">
            <text:p>38106</text:p>
          </table:table-cell>
          <table:table-cell table:number-columns-repeated="16377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528" table:formula="of:=[.A75]*RANDBETWEEN(6;8)+RANDBETWEEN(10;12)" table:style-name="ce1">
            <text:p>528</text:p>
          </table:table-cell>
          <table:table-cell table:style-name="ce1"/>
          <table:table-cell office:value-type="float" office:value="39072" table:formula="of:=[.A75]*[.B75]" table:style-name="ce1">
            <text:p>39072</text:p>
          </table:table-cell>
          <table:table-cell office:value-type="float" office:value="5476" table:formula="of:=POWER([.A75];2)" table:style-name="ce1">
            <text:p>5476</text:p>
          </table:table-cell>
          <table:table-cell table:style-name="ce1"/>
          <table:table-cell office:value-type="float" office:value="39072" table:formula="of:=[.A75]*[.B75]" table:style-name="ce1">
            <text:p>39072</text:p>
          </table:table-cell>
          <table:table-cell table:number-columns-repeated="16377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460" table:formula="of:=[.A76]*RANDBETWEEN(6;8)+RANDBETWEEN(10;12)" table:style-name="ce1">
            <text:p>460</text:p>
          </table:table-cell>
          <table:table-cell table:style-name="ce1"/>
          <table:table-cell office:value-type="float" office:value="34500" table:formula="of:=[.A76]*[.B76]" table:style-name="ce1">
            <text:p>34500</text:p>
          </table:table-cell>
          <table:table-cell office:value-type="float" office:value="5625" table:formula="of:=POWER([.A76];2)" table:style-name="ce1">
            <text:p>5625</text:p>
          </table:table-cell>
          <table:table-cell table:style-name="ce1"/>
          <table:table-cell office:value-type="float" office:value="34500" table:formula="of:=[.A76]*[.B76]" table:style-name="ce1">
            <text:p>34500</text:p>
          </table:table-cell>
          <table:table-cell table:number-columns-repeated="16377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619" table:formula="of:=[.A77]*RANDBETWEEN(6;8)+RANDBETWEEN(10;12)" table:style-name="ce1">
            <text:p>619</text:p>
          </table:table-cell>
          <table:table-cell table:style-name="ce1"/>
          <table:table-cell office:value-type="float" office:value="47044" table:formula="of:=[.A77]*[.B77]" table:style-name="ce1">
            <text:p>47044</text:p>
          </table:table-cell>
          <table:table-cell office:value-type="float" office:value="5776" table:formula="of:=POWER([.A77];2)" table:style-name="ce1">
            <text:p>5776</text:p>
          </table:table-cell>
          <table:table-cell table:style-name="ce1"/>
          <table:table-cell office:value-type="float" office:value="47044" table:formula="of:=[.A77]*[.B77]" table:style-name="ce1">
            <text:p>47044</text:p>
          </table:table-cell>
          <table:table-cell table:number-columns-repeated="16377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472" table:formula="of:=[.A78]*RANDBETWEEN(6;8)+RANDBETWEEN(10;12)" table:style-name="ce1">
            <text:p>472</text:p>
          </table:table-cell>
          <table:table-cell table:style-name="ce1"/>
          <table:table-cell office:value-type="float" office:value="36344" table:formula="of:=[.A78]*[.B78]" table:style-name="ce1">
            <text:p>36344</text:p>
          </table:table-cell>
          <table:table-cell office:value-type="float" office:value="5929" table:formula="of:=POWER([.A78];2)" table:style-name="ce1">
            <text:p>5929</text:p>
          </table:table-cell>
          <table:table-cell table:style-name="ce1"/>
          <table:table-cell office:value-type="float" office:value="36344" table:formula="of:=[.A78]*[.B78]" table:style-name="ce1">
            <text:p>36344</text:p>
          </table:table-cell>
          <table:table-cell table:number-columns-repeated="16377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635" table:formula="of:=[.A79]*RANDBETWEEN(6;8)+RANDBETWEEN(10;12)" table:style-name="ce1">
            <text:p>635</text:p>
          </table:table-cell>
          <table:table-cell table:style-name="ce1"/>
          <table:table-cell office:value-type="float" office:value="49530" table:formula="of:=[.A79]*[.B79]" table:style-name="ce1">
            <text:p>49530</text:p>
          </table:table-cell>
          <table:table-cell office:value-type="float" office:value="6084" table:formula="of:=POWER([.A79];2)" table:style-name="ce1">
            <text:p>6084</text:p>
          </table:table-cell>
          <table:table-cell table:style-name="ce1"/>
          <table:table-cell office:value-type="float" office:value="49530" table:formula="of:=[.A79]*[.B79]" table:style-name="ce1">
            <text:p>49530</text:p>
          </table:table-cell>
          <table:table-cell table:number-columns-repeated="16377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float" office:value="486" table:formula="of:=[.A80]*RANDBETWEEN(6;8)+RANDBETWEEN(10;12)" table:style-name="ce1">
            <text:p>486</text:p>
          </table:table-cell>
          <table:table-cell table:style-name="ce1"/>
          <table:table-cell office:value-type="float" office:value="38394" table:formula="of:=[.A80]*[.B80]" table:style-name="ce1">
            <text:p>38394</text:p>
          </table:table-cell>
          <table:table-cell office:value-type="float" office:value="6241" table:formula="of:=POWER([.A80];2)" table:style-name="ce1">
            <text:p>6241</text:p>
          </table:table-cell>
          <table:table-cell table:style-name="ce1"/>
          <table:table-cell office:value-type="float" office:value="38394" table:formula="of:=[.A80]*[.B80]" table:style-name="ce1">
            <text:p>38394</text:p>
          </table:table-cell>
          <table:table-cell table:number-columns-repeated="16377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490" table:formula="of:=[.A81]*RANDBETWEEN(6;8)+RANDBETWEEN(10;12)" table:style-name="ce1">
            <text:p>490</text:p>
          </table:table-cell>
          <table:table-cell table:style-name="ce1"/>
          <table:table-cell office:value-type="float" office:value="39200" table:formula="of:=[.A81]*[.B81]" table:style-name="ce1">
            <text:p>39200</text:p>
          </table:table-cell>
          <table:table-cell office:value-type="float" office:value="6400" table:formula="of:=POWER([.A81];2)" table:style-name="ce1">
            <text:p>6400</text:p>
          </table:table-cell>
          <table:table-cell table:style-name="ce1"/>
          <table:table-cell office:value-type="float" office:value="39200" table:formula="of:=[.A81]*[.B81]" table:style-name="ce1">
            <text:p>39200</text:p>
          </table:table-cell>
          <table:table-cell table:number-columns-repeated="16377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579" table:formula="of:=[.A82]*RANDBETWEEN(6;8)+RANDBETWEEN(10;12)" table:style-name="ce1">
            <text:p>579</text:p>
          </table:table-cell>
          <table:table-cell table:style-name="ce1"/>
          <table:table-cell office:value-type="float" office:value="46899" table:formula="of:=[.A82]*[.B82]" table:style-name="ce1">
            <text:p>46899</text:p>
          </table:table-cell>
          <table:table-cell office:value-type="float" office:value="6561" table:formula="of:=POWER([.A82];2)" table:style-name="ce1">
            <text:p>6561</text:p>
          </table:table-cell>
          <table:table-cell table:style-name="ce1"/>
          <table:table-cell office:value-type="float" office:value="46899" table:formula="of:=[.A82]*[.B82]" table:style-name="ce1">
            <text:p>46899</text:p>
          </table:table-cell>
          <table:table-cell table:number-columns-repeated="16377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585" table:formula="of:=[.A83]*RANDBETWEEN(6;8)+RANDBETWEEN(10;12)" table:style-name="ce1">
            <text:p>585</text:p>
          </table:table-cell>
          <table:table-cell table:style-name="ce1"/>
          <table:table-cell office:value-type="float" office:value="47970" table:formula="of:=[.A83]*[.B83]" table:style-name="ce1">
            <text:p>47970</text:p>
          </table:table-cell>
          <table:table-cell office:value-type="float" office:value="6724" table:formula="of:=POWER([.A83];2)" table:style-name="ce1">
            <text:p>6724</text:p>
          </table:table-cell>
          <table:table-cell table:style-name="ce1"/>
          <table:table-cell office:value-type="float" office:value="47970" table:formula="of:=[.A83]*[.B83]" table:style-name="ce1">
            <text:p>47970</text:p>
          </table:table-cell>
          <table:table-cell table:number-columns-repeated="16377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591" table:formula="of:=[.A84]*RANDBETWEEN(6;8)+RANDBETWEEN(10;12)" table:style-name="ce1">
            <text:p>591</text:p>
          </table:table-cell>
          <table:table-cell table:style-name="ce1"/>
          <table:table-cell office:value-type="float" office:value="49053" table:formula="of:=[.A84]*[.B84]" table:style-name="ce1">
            <text:p>49053</text:p>
          </table:table-cell>
          <table:table-cell office:value-type="float" office:value="6889" table:formula="of:=POWER([.A84];2)" table:style-name="ce1">
            <text:p>6889</text:p>
          </table:table-cell>
          <table:table-cell table:style-name="ce1"/>
          <table:table-cell office:value-type="float" office:value="49053" table:formula="of:=[.A84]*[.B84]" table:style-name="ce1">
            <text:p>49053</text:p>
          </table:table-cell>
          <table:table-cell table:number-columns-repeated="16377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600" table:formula="of:=[.A85]*RANDBETWEEN(6;8)+RANDBETWEEN(10;12)" table:style-name="ce1">
            <text:p>600</text:p>
          </table:table-cell>
          <table:table-cell table:style-name="ce1"/>
          <table:table-cell office:value-type="float" office:value="50400" table:formula="of:=[.A85]*[.B85]" table:style-name="ce1">
            <text:p>50400</text:p>
          </table:table-cell>
          <table:table-cell office:value-type="float" office:value="7056" table:formula="of:=POWER([.A85];2)" table:style-name="ce1">
            <text:p>7056</text:p>
          </table:table-cell>
          <table:table-cell table:style-name="ce1"/>
          <table:table-cell office:value-type="float" office:value="50400" table:formula="of:=[.A85]*[.B85]" table:style-name="ce1">
            <text:p>50400</text:p>
          </table:table-cell>
          <table:table-cell table:number-columns-repeated="16377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691" table:formula="of:=[.A86]*RANDBETWEEN(6;8)+RANDBETWEEN(10;12)" table:style-name="ce1">
            <text:p>691</text:p>
          </table:table-cell>
          <table:table-cell table:style-name="ce1"/>
          <table:table-cell office:value-type="float" office:value="58735" table:formula="of:=[.A86]*[.B86]" table:style-name="ce1">
            <text:p>58735</text:p>
          </table:table-cell>
          <table:table-cell office:value-type="float" office:value="7225" table:formula="of:=POWER([.A86];2)" table:style-name="ce1">
            <text:p>7225</text:p>
          </table:table-cell>
          <table:table-cell table:style-name="ce1"/>
          <table:table-cell office:value-type="float" office:value="58735" table:formula="of:=[.A86]*[.B86]" table:style-name="ce1">
            <text:p>58735</text:p>
          </table:table-cell>
          <table:table-cell table:number-columns-repeated="16377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612" table:formula="of:=[.A87]*RANDBETWEEN(6;8)+RANDBETWEEN(10;12)" table:style-name="ce1">
            <text:p>612</text:p>
          </table:table-cell>
          <table:table-cell table:style-name="ce1"/>
          <table:table-cell office:value-type="float" office:value="52632" table:formula="of:=[.A87]*[.B87]" table:style-name="ce1">
            <text:p>52632</text:p>
          </table:table-cell>
          <table:table-cell office:value-type="float" office:value="7396" table:formula="of:=POWER([.A87];2)" table:style-name="ce1">
            <text:p>7396</text:p>
          </table:table-cell>
          <table:table-cell table:style-name="ce1"/>
          <table:table-cell office:value-type="float" office:value="52632" table:formula="of:=[.A87]*[.B87]" table:style-name="ce1">
            <text:p>52632</text:p>
          </table:table-cell>
          <table:table-cell table:number-columns-repeated="16377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float" office:value="707" table:formula="of:=[.A88]*RANDBETWEEN(6;8)+RANDBETWEEN(10;12)" table:style-name="ce1">
            <text:p>707</text:p>
          </table:table-cell>
          <table:table-cell table:style-name="ce1"/>
          <table:table-cell office:value-type="float" office:value="61509" table:formula="of:=[.A88]*[.B88]" table:style-name="ce1">
            <text:p>61509</text:p>
          </table:table-cell>
          <table:table-cell office:value-type="float" office:value="7569" table:formula="of:=POWER([.A88];2)" table:style-name="ce1">
            <text:p>7569</text:p>
          </table:table-cell>
          <table:table-cell table:style-name="ce1"/>
          <table:table-cell office:value-type="float" office:value="61509" table:formula="of:=[.A88]*[.B88]" table:style-name="ce1">
            <text:p>61509</text:p>
          </table:table-cell>
          <table:table-cell table:number-columns-repeated="16377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627" table:formula="of:=[.A89]*RANDBETWEEN(6;8)+RANDBETWEEN(10;12)" table:style-name="ce1">
            <text:p>627</text:p>
          </table:table-cell>
          <table:table-cell table:style-name="ce1"/>
          <table:table-cell office:value-type="float" office:value="55176" table:formula="of:=[.A89]*[.B89]" table:style-name="ce1">
            <text:p>55176</text:p>
          </table:table-cell>
          <table:table-cell office:value-type="float" office:value="7744" table:formula="of:=POWER([.A89];2)" table:style-name="ce1">
            <text:p>7744</text:p>
          </table:table-cell>
          <table:table-cell table:style-name="ce1"/>
          <table:table-cell office:value-type="float" office:value="55176" table:formula="of:=[.A89]*[.B89]" table:style-name="ce1">
            <text:p>55176</text:p>
          </table:table-cell>
          <table:table-cell table:number-columns-repeated="16377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float" office:value="634" table:formula="of:=[.A90]*RANDBETWEEN(6;8)+RANDBETWEEN(10;12)" table:style-name="ce1">
            <text:p>634</text:p>
          </table:table-cell>
          <table:table-cell table:style-name="ce1"/>
          <table:table-cell office:value-type="float" office:value="56426" table:formula="of:=[.A90]*[.B90]" table:style-name="ce1">
            <text:p>56426</text:p>
          </table:table-cell>
          <table:table-cell office:value-type="float" office:value="7921" table:formula="of:=POWER([.A90];2)" table:style-name="ce1">
            <text:p>7921</text:p>
          </table:table-cell>
          <table:table-cell table:style-name="ce1"/>
          <table:table-cell office:value-type="float" office:value="56426" table:formula="of:=[.A90]*[.B90]" table:style-name="ce1">
            <text:p>56426</text:p>
          </table:table-cell>
          <table:table-cell table:number-columns-repeated="16377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550" table:formula="of:=[.A91]*RANDBETWEEN(6;8)+RANDBETWEEN(10;12)" table:style-name="ce1">
            <text:p>550</text:p>
          </table:table-cell>
          <table:table-cell table:style-name="ce1"/>
          <table:table-cell office:value-type="float" office:value="49500" table:formula="of:=[.A91]*[.B91]" table:style-name="ce1">
            <text:p>49500</text:p>
          </table:table-cell>
          <table:table-cell office:value-type="float" office:value="8100" table:formula="of:=POWER([.A91];2)" table:style-name="ce1">
            <text:p>8100</text:p>
          </table:table-cell>
          <table:table-cell table:style-name="ce1"/>
          <table:table-cell office:value-type="float" office:value="49500" table:formula="of:=[.A91]*[.B91]" table:style-name="ce1">
            <text:p>49500</text:p>
          </table:table-cell>
          <table:table-cell table:number-columns-repeated="16377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647" table:formula="of:=[.A92]*RANDBETWEEN(6;8)+RANDBETWEEN(10;12)" table:style-name="ce1">
            <text:p>647</text:p>
          </table:table-cell>
          <table:table-cell table:style-name="ce1"/>
          <table:table-cell office:value-type="float" office:value="58877" table:formula="of:=[.A92]*[.B92]" table:style-name="ce1">
            <text:p>58877</text:p>
          </table:table-cell>
          <table:table-cell office:value-type="float" office:value="8281" table:formula="of:=POWER([.A92];2)" table:style-name="ce1">
            <text:p>8281</text:p>
          </table:table-cell>
          <table:table-cell table:style-name="ce1"/>
          <table:table-cell office:value-type="float" office:value="58877" table:formula="of:=[.A92]*[.B92]" table:style-name="ce1">
            <text:p>58877</text:p>
          </table:table-cell>
          <table:table-cell table:number-columns-repeated="16377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562" table:formula="of:=[.A93]*RANDBETWEEN(6;8)+RANDBETWEEN(10;12)" table:style-name="ce1">
            <text:p>562</text:p>
          </table:table-cell>
          <table:table-cell table:style-name="ce1"/>
          <table:table-cell office:value-type="float" office:value="51704" table:formula="of:=[.A93]*[.B93]" table:style-name="ce1">
            <text:p>51704</text:p>
          </table:table-cell>
          <table:table-cell office:value-type="float" office:value="8464" table:formula="of:=POWER([.A93];2)" table:style-name="ce1">
            <text:p>8464</text:p>
          </table:table-cell>
          <table:table-cell table:style-name="ce1"/>
          <table:table-cell office:value-type="float" office:value="51704" table:formula="of:=[.A93]*[.B93]" table:style-name="ce1">
            <text:p>51704</text:p>
          </table:table-cell>
          <table:table-cell table:number-columns-repeated="16377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float" office:value="662" table:formula="of:=[.A94]*RANDBETWEEN(6;8)+RANDBETWEEN(10;12)" table:style-name="ce1">
            <text:p>662</text:p>
          </table:table-cell>
          <table:table-cell table:style-name="ce1"/>
          <table:table-cell office:value-type="float" office:value="61566" table:formula="of:=[.A94]*[.B94]" table:style-name="ce1">
            <text:p>61566</text:p>
          </table:table-cell>
          <table:table-cell office:value-type="float" office:value="8649" table:formula="of:=POWER([.A94];2)" table:style-name="ce1">
            <text:p>8649</text:p>
          </table:table-cell>
          <table:table-cell table:style-name="ce1"/>
          <table:table-cell office:value-type="float" office:value="61566" table:formula="of:=[.A94]*[.B94]" table:style-name="ce1">
            <text:p>61566</text:p>
          </table:table-cell>
          <table:table-cell table:number-columns-repeated="16377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670" table:formula="of:=[.A95]*RANDBETWEEN(6;8)+RANDBETWEEN(10;12)" table:style-name="ce1">
            <text:p>670</text:p>
          </table:table-cell>
          <table:table-cell table:style-name="ce1"/>
          <table:table-cell office:value-type="float" office:value="62980" table:formula="of:=[.A95]*[.B95]" table:style-name="ce1">
            <text:p>62980</text:p>
          </table:table-cell>
          <table:table-cell office:value-type="float" office:value="8836" table:formula="of:=POWER([.A95];2)" table:style-name="ce1">
            <text:p>8836</text:p>
          </table:table-cell>
          <table:table-cell table:style-name="ce1"/>
          <table:table-cell office:value-type="float" office:value="62980" table:formula="of:=[.A95]*[.B95]" table:style-name="ce1">
            <text:p>62980</text:p>
          </table:table-cell>
          <table:table-cell table:number-columns-repeated="16377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580" table:formula="of:=[.A96]*RANDBETWEEN(6;8)+RANDBETWEEN(10;12)" table:style-name="ce1">
            <text:p>580</text:p>
          </table:table-cell>
          <table:table-cell table:style-name="ce1"/>
          <table:table-cell office:value-type="float" office:value="55100" table:formula="of:=[.A96]*[.B96]" table:style-name="ce1">
            <text:p>55100</text:p>
          </table:table-cell>
          <table:table-cell office:value-type="float" office:value="9025" table:formula="of:=POWER([.A96];2)" table:style-name="ce1">
            <text:p>9025</text:p>
          </table:table-cell>
          <table:table-cell table:style-name="ce1"/>
          <table:table-cell office:value-type="float" office:value="55100" table:formula="of:=[.A96]*[.B96]" table:style-name="ce1">
            <text:p>55100</text:p>
          </table:table-cell>
          <table:table-cell table:number-columns-repeated="16377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586" table:formula="of:=[.A97]*RANDBETWEEN(6;8)+RANDBETWEEN(10;12)" table:style-name="ce1">
            <text:p>586</text:p>
          </table:table-cell>
          <table:table-cell table:style-name="ce1"/>
          <table:table-cell office:value-type="float" office:value="56256" table:formula="of:=[.A97]*[.B97]" table:style-name="ce1">
            <text:p>56256</text:p>
          </table:table-cell>
          <table:table-cell office:value-type="float" office:value="9216" table:formula="of:=POWER([.A97];2)" table:style-name="ce1">
            <text:p>9216</text:p>
          </table:table-cell>
          <table:table-cell table:style-name="ce1"/>
          <table:table-cell office:value-type="float" office:value="56256" table:formula="of:=[.A97]*[.B97]" table:style-name="ce1">
            <text:p>56256</text:p>
          </table:table-cell>
          <table:table-cell table:number-columns-repeated="16377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float" office:value="788" table:formula="of:=[.A98]*RANDBETWEEN(6;8)+RANDBETWEEN(10;12)" table:style-name="ce1">
            <text:p>788</text:p>
          </table:table-cell>
          <table:table-cell table:style-name="ce1"/>
          <table:table-cell office:value-type="float" office:value="76436" table:formula="of:=[.A98]*[.B98]" table:style-name="ce1">
            <text:p>76436</text:p>
          </table:table-cell>
          <table:table-cell office:value-type="float" office:value="9409" table:formula="of:=POWER([.A98];2)" table:style-name="ce1">
            <text:p>9409</text:p>
          </table:table-cell>
          <table:table-cell table:style-name="ce1"/>
          <table:table-cell office:value-type="float" office:value="76436" table:formula="of:=[.A98]*[.B98]" table:style-name="ce1">
            <text:p>76436</text:p>
          </table:table-cell>
          <table:table-cell table:number-columns-repeated="16377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696" table:formula="of:=[.A99]*RANDBETWEEN(6;8)+RANDBETWEEN(10;12)" table:style-name="ce1">
            <text:p>696</text:p>
          </table:table-cell>
          <table:table-cell table:style-name="ce1"/>
          <table:table-cell office:value-type="float" office:value="68208" table:formula="of:=[.A99]*[.B99]" table:style-name="ce1">
            <text:p>68208</text:p>
          </table:table-cell>
          <table:table-cell office:value-type="float" office:value="9604" table:formula="of:=POWER([.A99];2)" table:style-name="ce1">
            <text:p>9604</text:p>
          </table:table-cell>
          <table:table-cell table:style-name="ce1"/>
          <table:table-cell office:value-type="float" office:value="68208" table:formula="of:=[.A99]*[.B99]" table:style-name="ce1">
            <text:p>68208</text:p>
          </table:table-cell>
          <table:table-cell table:number-columns-repeated="16377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float" office:value="703" table:formula="of:=[.A100]*RANDBETWEEN(6;8)+RANDBETWEEN(10;12)" table:style-name="ce1">
            <text:p>703</text:p>
          </table:table-cell>
          <table:table-cell table:style-name="ce1"/>
          <table:table-cell office:value-type="float" office:value="69597" table:formula="of:=[.A100]*[.B100]" table:style-name="ce1">
            <text:p>69597</text:p>
          </table:table-cell>
          <table:table-cell office:value-type="float" office:value="9801" table:formula="of:=POWER([.A100];2)" table:style-name="ce1">
            <text:p>9801</text:p>
          </table:table-cell>
          <table:table-cell table:style-name="ce1"/>
          <table:table-cell office:value-type="float" office:value="69597" table:formula="of:=[.A100]*[.B100]" table:style-name="ce1">
            <text:p>69597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812" table:formula="of:=[.A101]*RANDBETWEEN(6;8)+RANDBETWEEN(10;12)" table:style-name="ce1">
            <text:p>812</text:p>
          </table:table-cell>
          <table:table-cell table:style-name="ce1"/>
          <table:table-cell office:value-type="float" office:value="81200" table:formula="of:=[.A101]*[.B101]" table:style-name="ce1">
            <text:p>81200</text:p>
          </table:table-cell>
          <table:table-cell office:value-type="float" office:value="10000" table:formula="of:=POWER([.A101];2)" table:style-name="ce1">
            <text:p>10000</text:p>
          </table:table-cell>
          <table:table-cell table:style-name="ce1"/>
          <table:table-cell office:value-type="float" office:value="81200" table:formula="of:=[.A101]*[.B101]" table:style-name="ce1">
            <text:p>8120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50.5" table:formula="of:=AVERAGE([.A2:.A101])" table:style-name="ce1">
            <text:p>50.5</text:p>
          </table:table-cell>
          <table:table-cell office:value-type="float" office:value="360.78" table:formula="of:=AVERAGE([.B2:.B101])" table:style-name="ce1">
            <text:p>360.78</text:p>
          </table:table-cell>
          <table:table-cell table:style-name="ce1"/>
          <table:table-cell office:value-type="float" office:value="2402889" table:formula="of:=SUM([.D2:.D101])" table:style-name="ce1">
            <text:p>2402889</text:p>
          </table:table-cell>
          <table:table-cell office:value-type="float" office:value="338350" table:formula="of:=SUM([.E2:.E101])" table:style-name="ce1">
            <text:p>338350</text:p>
          </table:table-cell>
          <table:table-cell table:style-name="ce1"/>
          <table:table-cell office:value-type="float" office:value="2402889" table:formula="of:=SUM([.G2:.G101])" table:style-name="ce1">
            <text:p>2402889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office:value-type="float" office:value="6.9720972097209746" table:formula="of:=([.D103]-100*[.A103]*[.B103])/([.E103]-100*POWER([.A103];2))" table:style-name="ce1">
            <text:p>6.97209721</text:p>
          </table:table-cell>
          <table:table-cell office:value-type="float" office:value="8.6890909090907371" table:formula="of:=[.B103]-[.A103]*[.E105]" table:style-name="ce1">
            <text:p>8.689090909</text:p>
          </table:table-cell>
          <table:table-cell table:number-columns-repeated="16378" table:style-name="ce1"/>
        </table:table-row>
        <table:table-row table:number-rows-repeated="1048471" table:style-name="ro2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style-name="ro2"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x*y- m*x̅*y̅</text:p>
          </table:table-cell>
          <table:table-cell office:value-type="string" table:style-name="ce1">
            <text:p>X2 – m*x̅2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9" table:style-name="ce1">
            <text:p>99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469" table:style-name="ce1">
            <text:p>469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738" table:style-name="ce1">
            <text:p>738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738" table:style-name="ce1">
            <text:p>738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720" table:style-name="ce1">
            <text:p>7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720" table:style-name="ce1">
            <text:p>720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836" table:style-name="ce1">
            <text:p>836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836" table:style-name="ce1">
            <text:p>836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984" table:style-name="ce1">
            <text:p>984</text:p>
          </table:table-cell>
          <table:table-cell office:value-type="float" office:value="144" table:style-name="ce1">
            <text:p>144</text:p>
          </table:table-cell>
          <table:table-cell table:style-name="ce1"/>
          <table:table-cell office:value-type="float" office:value="984" table:style-name="ce1">
            <text:p>984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170" table:style-name="ce1">
            <text:p>1170</text:p>
          </table:table-cell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1170" table:style-name="ce1">
            <text:p>1170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1330" table:style-name="ce1">
            <text:p>1330</text:p>
          </table:table-cell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1330" table:style-name="ce1">
            <text:p>1330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1530" table:style-name="ce1">
            <text:p>1530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office:value-type="float" office:value="1530" table:style-name="ce1">
            <text:p>1530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1728" table:style-name="ce1">
            <text:p>1728</text:p>
          </table:table-cell>
          <table:table-cell office:value-type="float" office:value="256" table:style-name="ce1">
            <text:p>256</text:p>
          </table:table-cell>
          <table:table-cell table:style-name="ce1"/>
          <table:table-cell office:value-type="float" office:value="1728" table:style-name="ce1">
            <text:p>1728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1921" table:style-name="ce1">
            <text:p>1921</text:p>
          </table:table-cell>
          <table:table-cell office:value-type="float" office:value="289" table:style-name="ce1">
            <text:p>289</text:p>
          </table:table-cell>
          <table:table-cell table:style-name="ce1"/>
          <table:table-cell office:value-type="float" office:value="1921" table:style-name="ce1">
            <text:p>1921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808" table:style-name="ce1">
            <text:p>2808</text:p>
          </table:table-cell>
          <table:table-cell office:value-type="float" office:value="324" table:style-name="ce1">
            <text:p>324</text:p>
          </table:table-cell>
          <table:table-cell table:style-name="ce1"/>
          <table:table-cell office:value-type="float" office:value="2808" table:style-name="ce1">
            <text:p>2808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356" table:style-name="ce1">
            <text:p>2356</text:p>
          </table:table-cell>
          <table:table-cell office:value-type="float" office:value="361" table:style-name="ce1">
            <text:p>361</text:p>
          </table:table-cell>
          <table:table-cell table:style-name="ce1"/>
          <table:table-cell office:value-type="float" office:value="2356" table:style-name="ce1">
            <text:p>2356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600" table:style-name="ce1">
            <text:p>2600</text:p>
          </table:table-cell>
          <table:table-cell office:value-type="float" office:value="400" table:style-name="ce1">
            <text:p>400</text:p>
          </table:table-cell>
          <table:table-cell table:style-name="ce1"/>
          <table:table-cell office:value-type="float" office:value="2600" table:style-name="ce1">
            <text:p>2600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3339" table:style-name="ce1">
            <text:p>3339</text:p>
          </table:table-cell>
          <table:table-cell office:value-type="float" office:value="441" table:style-name="ce1">
            <text:p>441</text:p>
          </table:table-cell>
          <table:table-cell table:style-name="ce1"/>
          <table:table-cell office:value-type="float" office:value="3339" table:style-name="ce1">
            <text:p>3339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3608" table:style-name="ce1">
            <text:p>3608</text:p>
          </table:table-cell>
          <table:table-cell office:value-type="float" office:value="484" table:style-name="ce1">
            <text:p>484</text:p>
          </table:table-cell>
          <table:table-cell table:style-name="ce1"/>
          <table:table-cell office:value-type="float" office:value="3608" table:style-name="ce1">
            <text:p>3608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3979" table:style-name="ce1">
            <text:p>3979</text:p>
          </table:table-cell>
          <table:table-cell office:value-type="float" office:value="529" table:style-name="ce1">
            <text:p>529</text:p>
          </table:table-cell>
          <table:table-cell table:style-name="ce1"/>
          <table:table-cell office:value-type="float" office:value="3979" table:style-name="ce1">
            <text:p>3979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4296" table:style-name="ce1">
            <text:p>4296</text:p>
          </table:table-cell>
          <table:table-cell office:value-type="float" office:value="576" table:style-name="ce1">
            <text:p>576</text:p>
          </table:table-cell>
          <table:table-cell table:style-name="ce1"/>
          <table:table-cell office:value-type="float" office:value="4296" table:style-name="ce1">
            <text:p>4296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10" table:style-name="ce1">
            <text:p>210</text:p>
          </table:table-cell>
          <table:table-cell table:style-name="ce1"/>
          <table:table-cell office:value-type="float" office:value="5250" table:style-name="ce1">
            <text:p>5250</text:p>
          </table:table-cell>
          <table:table-cell office:value-type="float" office:value="625" table:style-name="ce1">
            <text:p>625</text:p>
          </table:table-cell>
          <table:table-cell table:style-name="ce1"/>
          <table:table-cell office:value-type="float" office:value="5250" table:style-name="ce1">
            <text:p>5250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218" table:style-name="ce1">
            <text:p>218</text:p>
          </table:table-cell>
          <table:table-cell table:style-name="ce1"/>
          <table:table-cell office:value-type="float" office:value="5668" table:style-name="ce1">
            <text:p>5668</text:p>
          </table:table-cell>
          <table:table-cell office:value-type="float" office:value="676" table:style-name="ce1">
            <text:p>676</text:p>
          </table:table-cell>
          <table:table-cell table:style-name="ce1"/>
          <table:table-cell office:value-type="float" office:value="5668" table:style-name="ce1">
            <text:p>5668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5400" table:style-name="ce1">
            <text:p>5400</text:p>
          </table:table-cell>
          <table:table-cell office:value-type="float" office:value="729" table:style-name="ce1">
            <text:p>729</text:p>
          </table:table-cell>
          <table:table-cell table:style-name="ce1"/>
          <table:table-cell office:value-type="float" office:value="5400" table:style-name="ce1">
            <text:p>5400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36" table:style-name="ce1">
            <text:p>236</text:p>
          </table:table-cell>
          <table:table-cell table:style-name="ce1"/>
          <table:table-cell office:value-type="float" office:value="6608" table:style-name="ce1">
            <text:p>6608</text:p>
          </table:table-cell>
          <table:table-cell office:value-type="float" office:value="784" table:style-name="ce1">
            <text:p>784</text:p>
          </table:table-cell>
          <table:table-cell table:style-name="ce1"/>
          <table:table-cell office:value-type="float" office:value="6608" table:style-name="ce1">
            <text:p>6608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215" table:style-name="ce1">
            <text:p>215</text:p>
          </table:table-cell>
          <table:table-cell table:style-name="ce1"/>
          <table:table-cell office:value-type="float" office:value="6235" table:style-name="ce1">
            <text:p>6235</text:p>
          </table:table-cell>
          <table:table-cell office:value-type="float" office:value="841" table:style-name="ce1">
            <text:p>841</text:p>
          </table:table-cell>
          <table:table-cell table:style-name="ce1"/>
          <table:table-cell office:value-type="float" office:value="6235" table:style-name="ce1">
            <text:p>6235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221" table:style-name="ce1">
            <text:p>221</text:p>
          </table:table-cell>
          <table:table-cell table:style-name="ce1"/>
          <table:table-cell office:value-type="float" office:value="6630" table:style-name="ce1">
            <text:p>6630</text:p>
          </table:table-cell>
          <table:table-cell office:value-type="float" office:value="900" table:style-name="ce1">
            <text:p>900</text:p>
          </table:table-cell>
          <table:table-cell table:style-name="ce1"/>
          <table:table-cell office:value-type="float" office:value="6630" table:style-name="ce1">
            <text:p>6630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228" table:style-name="ce1">
            <text:p>228</text:p>
          </table:table-cell>
          <table:table-cell table:style-name="ce1"/>
          <table:table-cell office:value-type="float" office:value="7068" table:style-name="ce1">
            <text:p>7068</text:p>
          </table:table-cell>
          <table:table-cell office:value-type="float" office:value="961" table:style-name="ce1">
            <text:p>961</text:p>
          </table:table-cell>
          <table:table-cell table:style-name="ce1"/>
          <table:table-cell office:value-type="float" office:value="7068" table:style-name="ce1">
            <text:p>7068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235" table:style-name="ce1">
            <text:p>235</text:p>
          </table:table-cell>
          <table:table-cell table:style-name="ce1"/>
          <table:table-cell office:value-type="float" office:value="7520" table:style-name="ce1">
            <text:p>7520</text:p>
          </table:table-cell>
          <table:table-cell office:value-type="float" office:value="1024" table:style-name="ce1">
            <text:p>1024</text:p>
          </table:table-cell>
          <table:table-cell table:style-name="ce1"/>
          <table:table-cell office:value-type="float" office:value="7520" table:style-name="ce1">
            <text:p>7520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208" table:style-name="ce1">
            <text:p>208</text:p>
          </table:table-cell>
          <table:table-cell table:style-name="ce1"/>
          <table:table-cell office:value-type="float" office:value="6864" table:style-name="ce1">
            <text:p>6864</text:p>
          </table:table-cell>
          <table:table-cell office:value-type="float" office:value="1089" table:style-name="ce1">
            <text:p>1089</text:p>
          </table:table-cell>
          <table:table-cell table:style-name="ce1"/>
          <table:table-cell office:value-type="float" office:value="6864" table:style-name="ce1">
            <text:p>6864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216" table:style-name="ce1">
            <text:p>216</text:p>
          </table:table-cell>
          <table:table-cell table:style-name="ce1"/>
          <table:table-cell office:value-type="float" office:value="7344" table:style-name="ce1">
            <text:p>7344</text:p>
          </table:table-cell>
          <table:table-cell office:value-type="float" office:value="1156" table:style-name="ce1">
            <text:p>1156</text:p>
          </table:table-cell>
          <table:table-cell table:style-name="ce1"/>
          <table:table-cell office:value-type="float" office:value="7344" table:style-name="ce1">
            <text:p>7344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255" table:style-name="ce1">
            <text:p>255</text:p>
          </table:table-cell>
          <table:table-cell table:style-name="ce1"/>
          <table:table-cell office:value-type="float" office:value="8925" table:style-name="ce1">
            <text:p>8925</text:p>
          </table:table-cell>
          <table:table-cell office:value-type="float" office:value="1225" table:style-name="ce1">
            <text:p>1225</text:p>
          </table:table-cell>
          <table:table-cell table:style-name="ce1"/>
          <table:table-cell office:value-type="float" office:value="8925" table:style-name="ce1">
            <text:p>8925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264" table:style-name="ce1">
            <text:p>264</text:p>
          </table:table-cell>
          <table:table-cell table:style-name="ce1"/>
          <table:table-cell office:value-type="float" office:value="9504" table:style-name="ce1">
            <text:p>9504</text:p>
          </table:table-cell>
          <table:table-cell office:value-type="float" office:value="1296" table:style-name="ce1">
            <text:p>1296</text:p>
          </table:table-cell>
          <table:table-cell table:style-name="ce1"/>
          <table:table-cell office:value-type="float" office:value="9504" table:style-name="ce1">
            <text:p>9504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307" table:style-name="ce1">
            <text:p>307</text:p>
          </table:table-cell>
          <table:table-cell table:style-name="ce1"/>
          <table:table-cell office:value-type="float" office:value="11359" table:style-name="ce1">
            <text:p>11359</text:p>
          </table:table-cell>
          <table:table-cell office:value-type="float" office:value="1369" table:style-name="ce1">
            <text:p>1369</text:p>
          </table:table-cell>
          <table:table-cell table:style-name="ce1"/>
          <table:table-cell office:value-type="float" office:value="11359" table:style-name="ce1">
            <text:p>11359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316" table:style-name="ce1">
            <text:p>316</text:p>
          </table:table-cell>
          <table:table-cell table:style-name="ce1"/>
          <table:table-cell office:value-type="float" office:value="12008" table:style-name="ce1">
            <text:p>12008</text:p>
          </table:table-cell>
          <table:table-cell office:value-type="float" office:value="1444" table:style-name="ce1">
            <text:p>1444</text:p>
          </table:table-cell>
          <table:table-cell table:style-name="ce1"/>
          <table:table-cell office:value-type="float" office:value="12008" table:style-name="ce1">
            <text:p>12008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244" table:style-name="ce1">
            <text:p>244</text:p>
          </table:table-cell>
          <table:table-cell table:style-name="ce1"/>
          <table:table-cell office:value-type="float" office:value="9516" table:style-name="ce1">
            <text:p>9516</text:p>
          </table:table-cell>
          <table:table-cell office:value-type="float" office:value="1521" table:style-name="ce1">
            <text:p>1521</text:p>
          </table:table-cell>
          <table:table-cell table:style-name="ce1"/>
          <table:table-cell office:value-type="float" office:value="9516" table:style-name="ce1">
            <text:p>9516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252" table:style-name="ce1">
            <text:p>252</text:p>
          </table:table-cell>
          <table:table-cell table:style-name="ce1"/>
          <table:table-cell office:value-type="float" office:value="10080" table:style-name="ce1">
            <text:p>10080</text:p>
          </table:table-cell>
          <table:table-cell office:value-type="float" office:value="1600" table:style-name="ce1">
            <text:p>1600</text:p>
          </table:table-cell>
          <table:table-cell table:style-name="ce1"/>
          <table:table-cell office:value-type="float" office:value="10080" table:style-name="ce1">
            <text:p>10080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338" table:style-name="ce1">
            <text:p>338</text:p>
          </table:table-cell>
          <table:table-cell table:style-name="ce1"/>
          <table:table-cell office:value-type="float" office:value="13858" table:style-name="ce1">
            <text:p>13858</text:p>
          </table:table-cell>
          <table:table-cell office:value-type="float" office:value="1681" table:style-name="ce1">
            <text:p>1681</text:p>
          </table:table-cell>
          <table:table-cell table:style-name="ce1"/>
          <table:table-cell office:value-type="float" office:value="13858" table:style-name="ce1">
            <text:p>13858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262" table:style-name="ce1">
            <text:p>262</text:p>
          </table:table-cell>
          <table:table-cell table:style-name="ce1"/>
          <table:table-cell office:value-type="float" office:value="11004" table:style-name="ce1">
            <text:p>11004</text:p>
          </table:table-cell>
          <table:table-cell office:value-type="float" office:value="1764" table:style-name="ce1">
            <text:p>1764</text:p>
          </table:table-cell>
          <table:table-cell table:style-name="ce1"/>
          <table:table-cell office:value-type="float" office:value="11004" table:style-name="ce1">
            <text:p>11004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312" table:style-name="ce1">
            <text:p>312</text:p>
          </table:table-cell>
          <table:table-cell table:style-name="ce1"/>
          <table:table-cell office:value-type="float" office:value="13416" table:style-name="ce1">
            <text:p>13416</text:p>
          </table:table-cell>
          <table:table-cell office:value-type="float" office:value="1849" table:style-name="ce1">
            <text:p>1849</text:p>
          </table:table-cell>
          <table:table-cell table:style-name="ce1"/>
          <table:table-cell office:value-type="float" office:value="13416" table:style-name="ce1">
            <text:p>13416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363" table:style-name="ce1">
            <text:p>363</text:p>
          </table:table-cell>
          <table:table-cell table:style-name="ce1"/>
          <table:table-cell office:value-type="float" office:value="15972" table:style-name="ce1">
            <text:p>15972</text:p>
          </table:table-cell>
          <table:table-cell office:value-type="float" office:value="1936" table:style-name="ce1">
            <text:p>1936</text:p>
          </table:table-cell>
          <table:table-cell table:style-name="ce1"/>
          <table:table-cell office:value-type="float" office:value="15972" table:style-name="ce1">
            <text:p>15972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325" table:style-name="ce1">
            <text:p>325</text:p>
          </table:table-cell>
          <table:table-cell table:style-name="ce1"/>
          <table:table-cell office:value-type="float" office:value="14625" table:style-name="ce1">
            <text:p>14625</text:p>
          </table:table-cell>
          <table:table-cell office:value-type="float" office:value="2025" table:style-name="ce1">
            <text:p>2025</text:p>
          </table:table-cell>
          <table:table-cell table:style-name="ce1"/>
          <table:table-cell office:value-type="float" office:value="14625" table:style-name="ce1">
            <text:p>14625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379" table:style-name="ce1">
            <text:p>379</text:p>
          </table:table-cell>
          <table:table-cell table:style-name="ce1"/>
          <table:table-cell office:value-type="float" office:value="17434" table:style-name="ce1">
            <text:p>17434</text:p>
          </table:table-cell>
          <table:table-cell office:value-type="float" office:value="2116" table:style-name="ce1">
            <text:p>2116</text:p>
          </table:table-cell>
          <table:table-cell table:style-name="ce1"/>
          <table:table-cell office:value-type="float" office:value="17434" table:style-name="ce1">
            <text:p>17434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293" table:style-name="ce1">
            <text:p>293</text:p>
          </table:table-cell>
          <table:table-cell table:style-name="ce1"/>
          <table:table-cell office:value-type="float" office:value="13771" table:style-name="ce1">
            <text:p>13771</text:p>
          </table:table-cell>
          <table:table-cell office:value-type="float" office:value="2209" table:style-name="ce1">
            <text:p>2209</text:p>
          </table:table-cell>
          <table:table-cell table:style-name="ce1"/>
          <table:table-cell office:value-type="float" office:value="13771" table:style-name="ce1">
            <text:p>13771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395" table:style-name="ce1">
            <text:p>395</text:p>
          </table:table-cell>
          <table:table-cell table:style-name="ce1"/>
          <table:table-cell office:value-type="float" office:value="18960" table:style-name="ce1">
            <text:p>18960</text:p>
          </table:table-cell>
          <table:table-cell office:value-type="float" office:value="2304" table:style-name="ce1">
            <text:p>2304</text:p>
          </table:table-cell>
          <table:table-cell table:style-name="ce1"/>
          <table:table-cell office:value-type="float" office:value="18960" table:style-name="ce1">
            <text:p>18960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353" table:style-name="ce1">
            <text:p>353</text:p>
          </table:table-cell>
          <table:table-cell table:style-name="ce1"/>
          <table:table-cell office:value-type="float" office:value="17297" table:style-name="ce1">
            <text:p>17297</text:p>
          </table:table-cell>
          <table:table-cell office:value-type="float" office:value="2401" table:style-name="ce1">
            <text:p>2401</text:p>
          </table:table-cell>
          <table:table-cell table:style-name="ce1"/>
          <table:table-cell office:value-type="float" office:value="17297" table:style-name="ce1">
            <text:p>17297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362" table:style-name="ce1">
            <text:p>362</text:p>
          </table:table-cell>
          <table:table-cell table:style-name="ce1"/>
          <table:table-cell office:value-type="float" office:value="18100" table:style-name="ce1">
            <text:p>18100</text:p>
          </table:table-cell>
          <table:table-cell office:value-type="float" office:value="2500" table:style-name="ce1">
            <text:p>2500</text:p>
          </table:table-cell>
          <table:table-cell table:style-name="ce1"/>
          <table:table-cell office:value-type="float" office:value="18100" table:style-name="ce1">
            <text:p>18100</text:p>
          </table:table-cell>
          <table:table-cell table:number-columns-repeated="16377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318" table:style-name="ce1">
            <text:p>318</text:p>
          </table:table-cell>
          <table:table-cell table:style-name="ce1"/>
          <table:table-cell office:value-type="float" office:value="16218" table:style-name="ce1">
            <text:p>16218</text:p>
          </table:table-cell>
          <table:table-cell office:value-type="float" office:value="2601" table:style-name="ce1">
            <text:p>2601</text:p>
          </table:table-cell>
          <table:table-cell table:style-name="ce1"/>
          <table:table-cell office:value-type="float" office:value="16218" table:style-name="ce1">
            <text:p>16218</text:p>
          </table:table-cell>
          <table:table-cell table:number-columns-repeated="16377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427" table:style-name="ce1">
            <text:p>427</text:p>
          </table:table-cell>
          <table:table-cell table:style-name="ce1"/>
          <table:table-cell office:value-type="float" office:value="22204" table:style-name="ce1">
            <text:p>22204</text:p>
          </table:table-cell>
          <table:table-cell office:value-type="float" office:value="2704" table:style-name="ce1">
            <text:p>2704</text:p>
          </table:table-cell>
          <table:table-cell table:style-name="ce1"/>
          <table:table-cell office:value-type="float" office:value="22204" table:style-name="ce1">
            <text:p>22204</text:p>
          </table:table-cell>
          <table:table-cell table:number-columns-repeated="16377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381" table:style-name="ce1">
            <text:p>381</text:p>
          </table:table-cell>
          <table:table-cell table:style-name="ce1"/>
          <table:table-cell office:value-type="float" office:value="20193" table:style-name="ce1">
            <text:p>20193</text:p>
          </table:table-cell>
          <table:table-cell office:value-type="float" office:value="2809" table:style-name="ce1">
            <text:p>2809</text:p>
          </table:table-cell>
          <table:table-cell table:style-name="ce1"/>
          <table:table-cell office:value-type="float" office:value="20193" table:style-name="ce1">
            <text:p>20193</text:p>
          </table:table-cell>
          <table:table-cell table:number-columns-repeated="16377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443" table:style-name="ce1">
            <text:p>443</text:p>
          </table:table-cell>
          <table:table-cell table:style-name="ce1"/>
          <table:table-cell office:value-type="float" office:value="23922" table:style-name="ce1">
            <text:p>23922</text:p>
          </table:table-cell>
          <table:table-cell office:value-type="float" office:value="2916" table:style-name="ce1">
            <text:p>2916</text:p>
          </table:table-cell>
          <table:table-cell table:style-name="ce1"/>
          <table:table-cell office:value-type="float" office:value="23922" table:style-name="ce1">
            <text:p>23922</text:p>
          </table:table-cell>
          <table:table-cell table:number-columns-repeated="16377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451" table:style-name="ce1">
            <text:p>451</text:p>
          </table:table-cell>
          <table:table-cell table:style-name="ce1"/>
          <table:table-cell office:value-type="float" office:value="24805" table:style-name="ce1">
            <text:p>24805</text:p>
          </table:table-cell>
          <table:table-cell office:value-type="float" office:value="3025" table:style-name="ce1">
            <text:p>3025</text:p>
          </table:table-cell>
          <table:table-cell table:style-name="ce1"/>
          <table:table-cell office:value-type="float" office:value="24805" table:style-name="ce1">
            <text:p>24805</text:p>
          </table:table-cell>
          <table:table-cell table:number-columns-repeated="16377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348" table:style-name="ce1">
            <text:p>348</text:p>
          </table:table-cell>
          <table:table-cell table:style-name="ce1"/>
          <table:table-cell office:value-type="float" office:value="19488" table:style-name="ce1">
            <text:p>19488</text:p>
          </table:table-cell>
          <table:table-cell office:value-type="float" office:value="3136" table:style-name="ce1">
            <text:p>3136</text:p>
          </table:table-cell>
          <table:table-cell table:style-name="ce1"/>
          <table:table-cell office:value-type="float" office:value="19488" table:style-name="ce1">
            <text:p>19488</text:p>
          </table:table-cell>
          <table:table-cell table:number-columns-repeated="16377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467" table:style-name="ce1">
            <text:p>467</text:p>
          </table:table-cell>
          <table:table-cell table:style-name="ce1"/>
          <table:table-cell office:value-type="float" office:value="26619" table:style-name="ce1">
            <text:p>26619</text:p>
          </table:table-cell>
          <table:table-cell office:value-type="float" office:value="3249" table:style-name="ce1">
            <text:p>3249</text:p>
          </table:table-cell>
          <table:table-cell table:style-name="ce1"/>
          <table:table-cell office:value-type="float" office:value="26619" table:style-name="ce1">
            <text:p>26619</text:p>
          </table:table-cell>
          <table:table-cell table:number-columns-repeated="16377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418" table:style-name="ce1">
            <text:p>418</text:p>
          </table:table-cell>
          <table:table-cell table:style-name="ce1"/>
          <table:table-cell office:value-type="float" office:value="24244" table:style-name="ce1">
            <text:p>24244</text:p>
          </table:table-cell>
          <table:table-cell office:value-type="float" office:value="3364" table:style-name="ce1">
            <text:p>3364</text:p>
          </table:table-cell>
          <table:table-cell table:style-name="ce1"/>
          <table:table-cell office:value-type="float" office:value="24244" table:style-name="ce1">
            <text:p>24244</text:p>
          </table:table-cell>
          <table:table-cell table:number-columns-repeated="16377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482" table:style-name="ce1">
            <text:p>482</text:p>
          </table:table-cell>
          <table:table-cell table:style-name="ce1"/>
          <table:table-cell office:value-type="float" office:value="28438" table:style-name="ce1">
            <text:p>28438</text:p>
          </table:table-cell>
          <table:table-cell office:value-type="float" office:value="3481" table:style-name="ce1">
            <text:p>3481</text:p>
          </table:table-cell>
          <table:table-cell table:style-name="ce1"/>
          <table:table-cell office:value-type="float" office:value="28438" table:style-name="ce1">
            <text:p>28438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431" table:style-name="ce1">
            <text:p>431</text:p>
          </table:table-cell>
          <table:table-cell table:style-name="ce1"/>
          <table:table-cell office:value-type="float" office:value="25860" table:style-name="ce1">
            <text:p>25860</text:p>
          </table:table-cell>
          <table:table-cell office:value-type="float" office:value="3600" table:style-name="ce1">
            <text:p>3600</text:p>
          </table:table-cell>
          <table:table-cell table:style-name="ce1"/>
          <table:table-cell office:value-type="float" office:value="25860" table:style-name="ce1">
            <text:p>25860</text:p>
          </table:table-cell>
          <table:table-cell table:number-columns-repeated="16377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376" table:style-name="ce1">
            <text:p>376</text:p>
          </table:table-cell>
          <table:table-cell table:style-name="ce1"/>
          <table:table-cell office:value-type="float" office:value="22936" table:style-name="ce1">
            <text:p>22936</text:p>
          </table:table-cell>
          <table:table-cell office:value-type="float" office:value="3721" table:style-name="ce1">
            <text:p>3721</text:p>
          </table:table-cell>
          <table:table-cell table:style-name="ce1"/>
          <table:table-cell office:value-type="float" office:value="22936" table:style-name="ce1">
            <text:p>22936</text:p>
          </table:table-cell>
          <table:table-cell table:number-columns-repeated="16377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383" table:style-name="ce1">
            <text:p>383</text:p>
          </table:table-cell>
          <table:table-cell table:style-name="ce1"/>
          <table:table-cell office:value-type="float" office:value="23746" table:style-name="ce1">
            <text:p>23746</text:p>
          </table:table-cell>
          <table:table-cell office:value-type="float" office:value="3844" table:style-name="ce1">
            <text:p>3844</text:p>
          </table:table-cell>
          <table:table-cell table:style-name="ce1"/>
          <table:table-cell office:value-type="float" office:value="23746" table:style-name="ce1">
            <text:p>23746</text:p>
          </table:table-cell>
          <table:table-cell table:number-columns-repeated="16377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514" table:style-name="ce1">
            <text:p>514</text:p>
          </table:table-cell>
          <table:table-cell table:style-name="ce1"/>
          <table:table-cell office:value-type="float" office:value="32382" table:style-name="ce1">
            <text:p>32382</text:p>
          </table:table-cell>
          <table:table-cell office:value-type="float" office:value="3969" table:style-name="ce1">
            <text:p>3969</text:p>
          </table:table-cell>
          <table:table-cell table:style-name="ce1"/>
          <table:table-cell office:value-type="float" office:value="32382" table:style-name="ce1">
            <text:p>32382</text:p>
          </table:table-cell>
          <table:table-cell table:number-columns-repeated="16377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458" table:style-name="ce1">
            <text:p>458</text:p>
          </table:table-cell>
          <table:table-cell table:style-name="ce1"/>
          <table:table-cell office:value-type="float" office:value="29312" table:style-name="ce1">
            <text:p>29312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9312" table:style-name="ce1">
            <text:p>29312</text:p>
          </table:table-cell>
          <table:table-cell table:number-columns-repeated="16377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402" table:style-name="ce1">
            <text:p>402</text:p>
          </table:table-cell>
          <table:table-cell table:style-name="ce1"/>
          <table:table-cell office:value-type="float" office:value="26130" table:style-name="ce1">
            <text:p>26130</text:p>
          </table:table-cell>
          <table:table-cell office:value-type="float" office:value="4225" table:style-name="ce1">
            <text:p>4225</text:p>
          </table:table-cell>
          <table:table-cell table:style-name="ce1"/>
          <table:table-cell office:value-type="float" office:value="26130" table:style-name="ce1">
            <text:p>26130</text:p>
          </table:table-cell>
          <table:table-cell table:number-columns-repeated="16377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406" table:style-name="ce1">
            <text:p>406</text:p>
          </table:table-cell>
          <table:table-cell table:style-name="ce1"/>
          <table:table-cell office:value-type="float" office:value="26796" table:style-name="ce1">
            <text:p>26796</text:p>
          </table:table-cell>
          <table:table-cell office:value-type="float" office:value="4356" table:style-name="ce1">
            <text:p>4356</text:p>
          </table:table-cell>
          <table:table-cell table:style-name="ce1"/>
          <table:table-cell office:value-type="float" office:value="26796" table:style-name="ce1">
            <text:p>26796</text:p>
          </table:table-cell>
          <table:table-cell table:number-columns-repeated="16377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float" office:value="412" table:style-name="ce1">
            <text:p>412</text:p>
          </table:table-cell>
          <table:table-cell table:style-name="ce1"/>
          <table:table-cell office:value-type="float" office:value="27604" table:style-name="ce1">
            <text:p>27604</text:p>
          </table:table-cell>
          <table:table-cell office:value-type="float" office:value="4489" table:style-name="ce1">
            <text:p>4489</text:p>
          </table:table-cell>
          <table:table-cell table:style-name="ce1"/>
          <table:table-cell office:value-type="float" office:value="27604" table:style-name="ce1">
            <text:p>27604</text:p>
          </table:table-cell>
          <table:table-cell table:number-columns-repeated="16377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420" table:style-name="ce1">
            <text:p>420</text:p>
          </table:table-cell>
          <table:table-cell table:style-name="ce1"/>
          <table:table-cell office:value-type="float" office:value="28560" table:style-name="ce1">
            <text:p>28560</text:p>
          </table:table-cell>
          <table:table-cell office:value-type="float" office:value="4624" table:style-name="ce1">
            <text:p>4624</text:p>
          </table:table-cell>
          <table:table-cell table:style-name="ce1"/>
          <table:table-cell office:value-type="float" office:value="28560" table:style-name="ce1">
            <text:p>28560</text:p>
          </table:table-cell>
          <table:table-cell table:number-columns-repeated="16377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562" table:style-name="ce1">
            <text:p>562</text:p>
          </table:table-cell>
          <table:table-cell table:style-name="ce1"/>
          <table:table-cell office:value-type="float" office:value="38778" table:style-name="ce1">
            <text:p>38778</text:p>
          </table:table-cell>
          <table:table-cell office:value-type="float" office:value="4761" table:style-name="ce1">
            <text:p>4761</text:p>
          </table:table-cell>
          <table:table-cell table:style-name="ce1"/>
          <table:table-cell office:value-type="float" office:value="38778" table:style-name="ce1">
            <text:p>38778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571" table:style-name="ce1">
            <text:p>571</text:p>
          </table:table-cell>
          <table:table-cell table:style-name="ce1"/>
          <table:table-cell office:value-type="float" office:value="39970" table:style-name="ce1">
            <text:p>39970</text:p>
          </table:table-cell>
          <table:table-cell office:value-type="float" office:value="4900" table:style-name="ce1">
            <text:p>4900</text:p>
          </table:table-cell>
          <table:table-cell table:style-name="ce1"/>
          <table:table-cell office:value-type="float" office:value="39970" table:style-name="ce1">
            <text:p>39970</text:p>
          </table:table-cell>
          <table:table-cell table:number-columns-repeated="16377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579" table:style-name="ce1">
            <text:p>579</text:p>
          </table:table-cell>
          <table:table-cell table:style-name="ce1"/>
          <table:table-cell office:value-type="float" office:value="41109" table:style-name="ce1">
            <text:p>41109</text:p>
          </table:table-cell>
          <table:table-cell office:value-type="float" office:value="5041" table:style-name="ce1">
            <text:p>5041</text:p>
          </table:table-cell>
          <table:table-cell table:style-name="ce1"/>
          <table:table-cell office:value-type="float" office:value="41109" table:style-name="ce1">
            <text:p>41109</text:p>
          </table:table-cell>
          <table:table-cell table:number-columns-repeated="16377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516" table:style-name="ce1">
            <text:p>516</text:p>
          </table:table-cell>
          <table:table-cell table:style-name="ce1"/>
          <table:table-cell office:value-type="float" office:value="37152" table:style-name="ce1">
            <text:p>37152</text:p>
          </table:table-cell>
          <table:table-cell office:value-type="float" office:value="5184" table:style-name="ce1">
            <text:p>5184</text:p>
          </table:table-cell>
          <table:table-cell table:style-name="ce1"/>
          <table:table-cell office:value-type="float" office:value="37152" table:style-name="ce1">
            <text:p>37152</text:p>
          </table:table-cell>
          <table:table-cell table:number-columns-repeated="16377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450" table:style-name="ce1">
            <text:p>450</text:p>
          </table:table-cell>
          <table:table-cell table:style-name="ce1"/>
          <table:table-cell office:value-type="float" office:value="32850" table:style-name="ce1">
            <text:p>32850</text:p>
          </table:table-cell>
          <table:table-cell office:value-type="float" office:value="5329" table:style-name="ce1">
            <text:p>5329</text:p>
          </table:table-cell>
          <table:table-cell table:style-name="ce1"/>
          <table:table-cell office:value-type="float" office:value="32850" table:style-name="ce1">
            <text:p>32850</text:p>
          </table:table-cell>
          <table:table-cell table:number-columns-repeated="16377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529" table:style-name="ce1">
            <text:p>529</text:p>
          </table:table-cell>
          <table:table-cell table:style-name="ce1"/>
          <table:table-cell office:value-type="float" office:value="39146" table:style-name="ce1">
            <text:p>39146</text:p>
          </table:table-cell>
          <table:table-cell office:value-type="float" office:value="5476" table:style-name="ce1">
            <text:p>5476</text:p>
          </table:table-cell>
          <table:table-cell table:style-name="ce1"/>
          <table:table-cell office:value-type="float" office:value="39146" table:style-name="ce1">
            <text:p>39146</text:p>
          </table:table-cell>
          <table:table-cell table:number-columns-repeated="16377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460" table:style-name="ce1">
            <text:p>460</text:p>
          </table:table-cell>
          <table:table-cell table:style-name="ce1"/>
          <table:table-cell office:value-type="float" office:value="34500" table:style-name="ce1">
            <text:p>34500</text:p>
          </table:table-cell>
          <table:table-cell office:value-type="float" office:value="5625" table:style-name="ce1">
            <text:p>5625</text:p>
          </table:table-cell>
          <table:table-cell table:style-name="ce1"/>
          <table:table-cell office:value-type="float" office:value="34500" table:style-name="ce1">
            <text:p>34500</text:p>
          </table:table-cell>
          <table:table-cell table:number-columns-repeated="16377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542" table:style-name="ce1">
            <text:p>542</text:p>
          </table:table-cell>
          <table:table-cell table:style-name="ce1"/>
          <table:table-cell office:value-type="float" office:value="41192" table:style-name="ce1">
            <text:p>41192</text:p>
          </table:table-cell>
          <table:table-cell office:value-type="float" office:value="5776" table:style-name="ce1">
            <text:p>5776</text:p>
          </table:table-cell>
          <table:table-cell table:style-name="ce1"/>
          <table:table-cell office:value-type="float" office:value="41192" table:style-name="ce1">
            <text:p>41192</text:p>
          </table:table-cell>
          <table:table-cell table:number-columns-repeated="16377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473" table:style-name="ce1">
            <text:p>473</text:p>
          </table:table-cell>
          <table:table-cell table:style-name="ce1"/>
          <table:table-cell office:value-type="float" office:value="36421" table:style-name="ce1">
            <text:p>36421</text:p>
          </table:table-cell>
          <table:table-cell office:value-type="float" office:value="5929" table:style-name="ce1">
            <text:p>5929</text:p>
          </table:table-cell>
          <table:table-cell table:style-name="ce1"/>
          <table:table-cell office:value-type="float" office:value="36421" table:style-name="ce1">
            <text:p>36421</text:p>
          </table:table-cell>
          <table:table-cell table:number-columns-repeated="16377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634" table:style-name="ce1">
            <text:p>634</text:p>
          </table:table-cell>
          <table:table-cell table:style-name="ce1"/>
          <table:table-cell office:value-type="float" office:value="49452" table:style-name="ce1">
            <text:p>49452</text:p>
          </table:table-cell>
          <table:table-cell office:value-type="float" office:value="6084" table:style-name="ce1">
            <text:p>6084</text:p>
          </table:table-cell>
          <table:table-cell table:style-name="ce1"/>
          <table:table-cell office:value-type="float" office:value="49452" table:style-name="ce1">
            <text:p>49452</text:p>
          </table:table-cell>
          <table:table-cell table:number-columns-repeated="16377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float" office:value="565" table:style-name="ce1">
            <text:p>565</text:p>
          </table:table-cell>
          <table:table-cell table:style-name="ce1"/>
          <table:table-cell office:value-type="float" office:value="44635" table:style-name="ce1">
            <text:p>44635</text:p>
          </table:table-cell>
          <table:table-cell office:value-type="float" office:value="6241" table:style-name="ce1">
            <text:p>6241</text:p>
          </table:table-cell>
          <table:table-cell table:style-name="ce1"/>
          <table:table-cell office:value-type="float" office:value="44635" table:style-name="ce1">
            <text:p>44635</text:p>
          </table:table-cell>
          <table:table-cell table:number-columns-repeated="16377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652" table:style-name="ce1">
            <text:p>652</text:p>
          </table:table-cell>
          <table:table-cell table:style-name="ce1"/>
          <table:table-cell office:value-type="float" office:value="52160" table:style-name="ce1">
            <text:p>52160</text:p>
          </table:table-cell>
          <table:table-cell office:value-type="float" office:value="6400" table:style-name="ce1">
            <text:p>6400</text:p>
          </table:table-cell>
          <table:table-cell table:style-name="ce1"/>
          <table:table-cell office:value-type="float" office:value="52160" table:style-name="ce1">
            <text:p>52160</text:p>
          </table:table-cell>
          <table:table-cell table:number-columns-repeated="16377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577" table:style-name="ce1">
            <text:p>577</text:p>
          </table:table-cell>
          <table:table-cell table:style-name="ce1"/>
          <table:table-cell office:value-type="float" office:value="46737" table:style-name="ce1">
            <text:p>46737</text:p>
          </table:table-cell>
          <table:table-cell office:value-type="float" office:value="6561" table:style-name="ce1">
            <text:p>6561</text:p>
          </table:table-cell>
          <table:table-cell table:style-name="ce1"/>
          <table:table-cell office:value-type="float" office:value="46737" table:style-name="ce1">
            <text:p>46737</text:p>
          </table:table-cell>
          <table:table-cell table:number-columns-repeated="16377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503" table:style-name="ce1">
            <text:p>503</text:p>
          </table:table-cell>
          <table:table-cell table:style-name="ce1"/>
          <table:table-cell office:value-type="float" office:value="41246" table:style-name="ce1">
            <text:p>41246</text:p>
          </table:table-cell>
          <table:table-cell office:value-type="float" office:value="6724" table:style-name="ce1">
            <text:p>6724</text:p>
          </table:table-cell>
          <table:table-cell table:style-name="ce1"/>
          <table:table-cell office:value-type="float" office:value="41246" table:style-name="ce1">
            <text:p>41246</text:p>
          </table:table-cell>
          <table:table-cell table:number-columns-repeated="16377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509" table:style-name="ce1">
            <text:p>509</text:p>
          </table:table-cell>
          <table:table-cell table:style-name="ce1"/>
          <table:table-cell office:value-type="float" office:value="42247" table:style-name="ce1">
            <text:p>42247</text:p>
          </table:table-cell>
          <table:table-cell office:value-type="float" office:value="6889" table:style-name="ce1">
            <text:p>6889</text:p>
          </table:table-cell>
          <table:table-cell table:style-name="ce1"/>
          <table:table-cell office:value-type="float" office:value="42247" table:style-name="ce1">
            <text:p>42247</text:p>
          </table:table-cell>
          <table:table-cell table:number-columns-repeated="16377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683" table:style-name="ce1">
            <text:p>683</text:p>
          </table:table-cell>
          <table:table-cell table:style-name="ce1"/>
          <table:table-cell office:value-type="float" office:value="57372" table:style-name="ce1">
            <text:p>57372</text:p>
          </table:table-cell>
          <table:table-cell office:value-type="float" office:value="7056" table:style-name="ce1">
            <text:p>7056</text:p>
          </table:table-cell>
          <table:table-cell table:style-name="ce1"/>
          <table:table-cell office:value-type="float" office:value="57372" table:style-name="ce1">
            <text:p>57372</text:p>
          </table:table-cell>
          <table:table-cell table:number-columns-repeated="16377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607" table:style-name="ce1">
            <text:p>607</text:p>
          </table:table-cell>
          <table:table-cell table:style-name="ce1"/>
          <table:table-cell office:value-type="float" office:value="51595" table:style-name="ce1">
            <text:p>51595</text:p>
          </table:table-cell>
          <table:table-cell office:value-type="float" office:value="7225" table:style-name="ce1">
            <text:p>7225</text:p>
          </table:table-cell>
          <table:table-cell table:style-name="ce1"/>
          <table:table-cell office:value-type="float" office:value="51595" table:style-name="ce1">
            <text:p>51595</text:p>
          </table:table-cell>
          <table:table-cell table:number-columns-repeated="16377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528" table:style-name="ce1">
            <text:p>528</text:p>
          </table:table-cell>
          <table:table-cell table:style-name="ce1"/>
          <table:table-cell office:value-type="float" office:value="45408" table:style-name="ce1">
            <text:p>45408</text:p>
          </table:table-cell>
          <table:table-cell office:value-type="float" office:value="7396" table:style-name="ce1">
            <text:p>7396</text:p>
          </table:table-cell>
          <table:table-cell table:style-name="ce1"/>
          <table:table-cell office:value-type="float" office:value="45408" table:style-name="ce1">
            <text:p>45408</text:p>
          </table:table-cell>
          <table:table-cell table:number-columns-repeated="16377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float" office:value="533" table:style-name="ce1">
            <text:p>533</text:p>
          </table:table-cell>
          <table:table-cell table:style-name="ce1"/>
          <table:table-cell office:value-type="float" office:value="46371" table:style-name="ce1">
            <text:p>46371</text:p>
          </table:table-cell>
          <table:table-cell office:value-type="float" office:value="7569" table:style-name="ce1">
            <text:p>7569</text:p>
          </table:table-cell>
          <table:table-cell table:style-name="ce1"/>
          <table:table-cell office:value-type="float" office:value="46371" table:style-name="ce1">
            <text:p>46371</text:p>
          </table:table-cell>
          <table:table-cell table:number-columns-repeated="16377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540" table:style-name="ce1">
            <text:p>540</text:p>
          </table:table-cell>
          <table:table-cell table:style-name="ce1"/>
          <table:table-cell office:value-type="float" office:value="47520" table:style-name="ce1">
            <text:p>47520</text:p>
          </table:table-cell>
          <table:table-cell office:value-type="float" office:value="7744" table:style-name="ce1">
            <text:p>7744</text:p>
          </table:table-cell>
          <table:table-cell table:style-name="ce1"/>
          <table:table-cell office:value-type="float" office:value="47520" table:style-name="ce1">
            <text:p>47520</text:p>
          </table:table-cell>
          <table:table-cell table:number-columns-repeated="16377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float" office:value="544" table:style-name="ce1">
            <text:p>544</text:p>
          </table:table-cell>
          <table:table-cell table:style-name="ce1"/>
          <table:table-cell office:value-type="float" office:value="48416" table:style-name="ce1">
            <text:p>48416</text:p>
          </table:table-cell>
          <table:table-cell office:value-type="float" office:value="7921" table:style-name="ce1">
            <text:p>7921</text:p>
          </table:table-cell>
          <table:table-cell table:style-name="ce1"/>
          <table:table-cell office:value-type="float" office:value="48416" table:style-name="ce1">
            <text:p>48416</text:p>
          </table:table-cell>
          <table:table-cell table:number-columns-repeated="16377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732" table:style-name="ce1">
            <text:p>732</text:p>
          </table:table-cell>
          <table:table-cell table:style-name="ce1"/>
          <table:table-cell office:value-type="float" office:value="65880" table:style-name="ce1">
            <text:p>65880</text:p>
          </table:table-cell>
          <table:table-cell office:value-type="float" office:value="8100" table:style-name="ce1">
            <text:p>8100</text:p>
          </table:table-cell>
          <table:table-cell table:style-name="ce1"/>
          <table:table-cell office:value-type="float" office:value="65880" table:style-name="ce1">
            <text:p>65880</text:p>
          </table:table-cell>
          <table:table-cell table:number-columns-repeated="16377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556" table:style-name="ce1">
            <text:p>556</text:p>
          </table:table-cell>
          <table:table-cell table:style-name="ce1"/>
          <table:table-cell office:value-type="float" office:value="50596" table:style-name="ce1">
            <text:p>50596</text:p>
          </table:table-cell>
          <table:table-cell office:value-type="float" office:value="8281" table:style-name="ce1">
            <text:p>8281</text:p>
          </table:table-cell>
          <table:table-cell table:style-name="ce1"/>
          <table:table-cell office:value-type="float" office:value="50596" table:style-name="ce1">
            <text:p>50596</text:p>
          </table:table-cell>
          <table:table-cell table:number-columns-repeated="16377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562" table:style-name="ce1">
            <text:p>562</text:p>
          </table:table-cell>
          <table:table-cell table:style-name="ce1"/>
          <table:table-cell office:value-type="float" office:value="51704" table:style-name="ce1">
            <text:p>51704</text:p>
          </table:table-cell>
          <table:table-cell office:value-type="float" office:value="8464" table:style-name="ce1">
            <text:p>8464</text:p>
          </table:table-cell>
          <table:table-cell table:style-name="ce1"/>
          <table:table-cell office:value-type="float" office:value="51704" table:style-name="ce1">
            <text:p>51704</text:p>
          </table:table-cell>
          <table:table-cell table:number-columns-repeated="16377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float" office:value="570" table:style-name="ce1">
            <text:p>570</text:p>
          </table:table-cell>
          <table:table-cell table:style-name="ce1"/>
          <table:table-cell office:value-type="float" office:value="53010" table:style-name="ce1">
            <text:p>53010</text:p>
          </table:table-cell>
          <table:table-cell office:value-type="float" office:value="8649" table:style-name="ce1">
            <text:p>8649</text:p>
          </table:table-cell>
          <table:table-cell table:style-name="ce1"/>
          <table:table-cell office:value-type="float" office:value="53010" table:style-name="ce1">
            <text:p>53010</text:p>
          </table:table-cell>
          <table:table-cell table:number-columns-repeated="16377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670" table:style-name="ce1">
            <text:p>670</text:p>
          </table:table-cell>
          <table:table-cell table:style-name="ce1"/>
          <table:table-cell office:value-type="float" office:value="62980" table:style-name="ce1">
            <text:p>62980</text:p>
          </table:table-cell>
          <table:table-cell office:value-type="float" office:value="8836" table:style-name="ce1">
            <text:p>8836</text:p>
          </table:table-cell>
          <table:table-cell table:style-name="ce1"/>
          <table:table-cell office:value-type="float" office:value="62980" table:style-name="ce1">
            <text:p>62980</text:p>
          </table:table-cell>
          <table:table-cell table:number-columns-repeated="16377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675" table:style-name="ce1">
            <text:p>675</text:p>
          </table:table-cell>
          <table:table-cell table:style-name="ce1"/>
          <table:table-cell office:value-type="float" office:value="64125" table:style-name="ce1">
            <text:p>64125</text:p>
          </table:table-cell>
          <table:table-cell office:value-type="float" office:value="9025" table:style-name="ce1">
            <text:p>9025</text:p>
          </table:table-cell>
          <table:table-cell table:style-name="ce1"/>
          <table:table-cell office:value-type="float" office:value="64125" table:style-name="ce1">
            <text:p>64125</text:p>
          </table:table-cell>
          <table:table-cell table:number-columns-repeated="16377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587" table:style-name="ce1">
            <text:p>587</text:p>
          </table:table-cell>
          <table:table-cell table:style-name="ce1"/>
          <table:table-cell office:value-type="float" office:value="56352" table:style-name="ce1">
            <text:p>56352</text:p>
          </table:table-cell>
          <table:table-cell office:value-type="float" office:value="9216" table:style-name="ce1">
            <text:p>9216</text:p>
          </table:table-cell>
          <table:table-cell table:style-name="ce1"/>
          <table:table-cell office:value-type="float" office:value="56352" table:style-name="ce1">
            <text:p>56352</text:p>
          </table:table-cell>
          <table:table-cell table:number-columns-repeated="16377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float" office:value="593" table:style-name="ce1">
            <text:p>593</text:p>
          </table:table-cell>
          <table:table-cell table:style-name="ce1"/>
          <table:table-cell office:value-type="float" office:value="57521" table:style-name="ce1">
            <text:p>57521</text:p>
          </table:table-cell>
          <table:table-cell office:value-type="float" office:value="9409" table:style-name="ce1">
            <text:p>9409</text:p>
          </table:table-cell>
          <table:table-cell table:style-name="ce1"/>
          <table:table-cell office:value-type="float" office:value="57521" table:style-name="ce1">
            <text:p>57521</text:p>
          </table:table-cell>
          <table:table-cell table:number-columns-repeated="16377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599" table:style-name="ce1">
            <text:p>599</text:p>
          </table:table-cell>
          <table:table-cell table:style-name="ce1"/>
          <table:table-cell office:value-type="float" office:value="58702" table:style-name="ce1">
            <text:p>58702</text:p>
          </table:table-cell>
          <table:table-cell office:value-type="float" office:value="9604" table:style-name="ce1">
            <text:p>9604</text:p>
          </table:table-cell>
          <table:table-cell table:style-name="ce1"/>
          <table:table-cell office:value-type="float" office:value="58702" table:style-name="ce1">
            <text:p>58702</text:p>
          </table:table-cell>
          <table:table-cell table:number-columns-repeated="16377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float" office:value="704" table:style-name="ce1">
            <text:p>704</text:p>
          </table:table-cell>
          <table:table-cell table:style-name="ce1"/>
          <table:table-cell office:value-type="float" office:value="69696" table:style-name="ce1">
            <text:p>69696</text:p>
          </table:table-cell>
          <table:table-cell office:value-type="float" office:value="9801" table:style-name="ce1">
            <text:p>9801</text:p>
          </table:table-cell>
          <table:table-cell table:style-name="ce1"/>
          <table:table-cell office:value-type="float" office:value="69696" table:style-name="ce1">
            <text:p>69696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711" table:style-name="ce1">
            <text:p>711</text:p>
          </table:table-cell>
          <table:table-cell table:style-name="ce1"/>
          <table:table-cell office:value-type="float" office:value="71100" table:style-name="ce1">
            <text:p>71100</text:p>
          </table:table-cell>
          <table:table-cell office:value-type="float" office:value="10000" table:style-name="ce1">
            <text:p>10000</text:p>
          </table:table-cell>
          <table:table-cell table:style-name="ce1"/>
          <table:table-cell office:value-type="float" office:value="71100" table:style-name="ce1">
            <text:p>7110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50.5" table:style-name="ce1">
            <text:p>50.5</text:p>
          </table:table-cell>
          <table:table-cell office:value-type="float" office:value="355.02" table:style-name="ce1">
            <text:p>355.02</text:p>
          </table:table-cell>
          <table:table-cell table:style-name="ce1"/>
          <table:table-cell office:value-type="float" office:value="2341574" table:style-name="ce1">
            <text:p>2341574</text:p>
          </table:table-cell>
          <table:table-cell office:value-type="float" office:value="338350" table:style-name="ce1">
            <text:p>338350</text:p>
          </table:table-cell>
          <table:table-cell table:style-name="ce1"/>
          <table:table-cell office:value-type="float" office:value="2341574" table:style-name="ce1">
            <text:p>2341574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office:value-type="float" office:value="6.5853345334533451" table:style-name="ce1">
            <text:p>6.585334533</text:p>
          </table:table-cell>
          <table:table-cell office:value-type="float" office:value="22.46060606060604" table:style-name="ce1">
            <text:p>22.46060606</text:p>
          </table:table-cell>
          <table:table-cell table:number-columns-repeated="16378" table:style-name="ce1"/>
        </table:table-row>
        <table:table-row table:number-rows-repeated="10484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Katrina Mehring</dc:creator>
    <meta:creation-date>2018-01-23T17:50:28Z</meta:creation-date>
    <dc:date>2018-01-26T18:51:46Z</dc:date>
    <meta:editing-cycles>2</meta:editing-cycles>
    <meta:editing-duration>PT3111S</meta:editing-duration>
  </office:meta>
</office:document-meta>
</file>